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0C02C843B6B.png" manifest:media-type="image/png"/>
  <manifest:file-entry manifest:full-path="Pictures/100000010000012C0000012C13779555.png" manifest:media-type="image/png"/>
  <manifest:file-entry manifest:full-path="Pictures/100000010000010000000100BA7411A2.png" manifest:media-type="image/png"/>
  <manifest:file-entry manifest:full-path="Pictures/100000010000012C0000012C2D1DDADA.png" manifest:media-type="image/png"/>
  <manifest:file-entry manifest:full-path="Pictures/100000010000010000000100212B5436.png" manifest:media-type="image/png"/>
  <manifest:file-entry manifest:full-path="Pictures/1000000100000100000001009E26EBA6.png" manifest:media-type="image/png"/>
  <manifest:file-entry manifest:full-path="Pictures/100000010000010000000100D51511BB.png" manifest:media-type="image/png"/>
  <manifest:file-entry manifest:full-path="Pictures/100000010000010000000100246102AC.png" manifest:media-type="image/png"/>
  <manifest:file-entry manifest:full-path="Pictures/100000010000010000000100697BCBA2.png" manifest:media-type="image/png"/>
  <manifest:file-entry manifest:full-path="Pictures/100000010000012C0000012C23150FFD.png" manifest:media-type="image/png"/>
  <manifest:file-entry manifest:full-path="Pictures/1000000100000103000000F0B9DA922C.png" manifest:media-type="image/png"/>
  <manifest:file-entry manifest:full-path="Pictures/10000001000000F2000000C22C50D6D5.png" manifest:media-type="image/png"/>
  <manifest:file-entry manifest:full-path="Pictures/1000000100000103000001165C9B2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401cm" fo:margin-left="-0.898cm" table:align="left" style:writing-mode="lr-tb"/>
    </style:style>
    <style:style style:name="Tabla4.A" style:family="table-column">
      <style:table-column-properties style:column-width="4.401cm"/>
    </style:style>
    <style:style style:name="Tabla4.B" style:family="table-column">
      <style:table-column-properties style:column-width="4.8cm"/>
    </style:style>
    <style:style style:name="Tabla4.C" style:family="table-column">
      <style:table-column-properties style:column-width="4.6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494cm"/>
    </style:style>
    <style:style style:name="Tabla7" style:family="table" style:master-page-name="">
      <style:table-properties style:width="18.711cm" fo:margin-left="-1.40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794cm"/>
    </style:style>
    <style:style style:name="Tabla7.B" style:family="table-column">
      <style:table-column-properties style:column-width="5.002cm"/>
    </style:style>
    <style:style style:name="Tabla7.C" style:family="table-column">
      <style:table-column-properties style:column-width="0.097cm"/>
    </style:style>
    <style:style style:name="Tabla7.E" style:family="table-column">
      <style:table-column-properties style:column-width="6.013cm"/>
    </style:style>
    <style:style style:name="Tabla7.F" style:family="table-column">
      <style:table-column-properties style:column-width="0.095cm"/>
    </style:style>
    <style:style style:name="Tabla7.G" style:family="table-column">
      <style:table-column-properties style:column-width="0.891cm"/>
    </style:style>
    <style:style style:name="Tabla7.H" style:family="table-column">
      <style:table-column-properties style:column-width="5.025cm"/>
    </style:style>
    <style:style style:name="Tabla7.1" style:family="table-row">
      <style:table-row-properties style:min-row-height="0.697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C1" style:family="table-cell">
      <style:table-cell-properties style:vertical-align="bottom" fo:background-color="#a5a5a5" fo:padding="0.097cm" fo:border-left="none" fo:border-right="none" fo:border-top="none" fo:border-bottom="0.75pt solid #757575">
        <style:background-image/>
      </style:table-cell-properties>
    </style:style>
    <style:style style:name="Tabla7.F1" style:family="table-cell">
      <style:table-cell-properties style:vertical-align="middle" fo:background-color="#a5a5a5" fo:padding="0.097cm" fo:border-left="none" fo:border-right="none" fo:border-top="none" fo:border-bottom="0.75pt solid #757575">
        <style:background-image/>
      </style:table-cell-properties>
    </style:style>
    <style:style style:name="Tabla7.G1" style:family="table-cell">
      <style:table-cell-properties style:vertical-align="bottom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A2" style:family="table-cell">
      <style:table-cell-properties style:vertical-align="bottom" fo:padding="0.097cm" fo:border-left="none" fo:border-right="none" fo:border-top="none" fo:border-bottom="0.75pt dashed #939393"/>
    </style:style>
    <style:style style:name="Tabla7.B2" style:family="table-cell">
      <style:table-cell-properties style:vertical-align="bottom" fo:background-color="transparent" fo:padding="0.097cm" fo:border-left="none" fo:border-right="none" fo:border-top="none" fo:border-bottom="0.75pt dashed #939393" style:writing-mode="lr-tb">
        <style:background-image/>
      </style:table-cell-properties>
    </style:style>
    <style:style style:name="Tabla7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7.D2" style:family="table-cell">
      <style:table-cell-properties style:vertical-align="bottom" fo:padding="0.097cm" fo:border-left="none" fo:border-right="none" fo:border-top="none" fo:border-bottom="0.75pt dashed #bababa"/>
    </style:style>
    <style:style style:name="Tabla7.E2" style:family="table-cell">
      <style:table-cell-properties style:vertical-align="bottom" fo:background-color="transparent" fo:padding="0.097cm" fo:border-left="none" fo:border-right="none" fo:border-top="none" fo:border-bottom="0.75pt dashed #bababa" style:writing-mode="lr-tb">
        <style:background-image/>
      </style:table-cell-properties>
    </style:style>
    <style:style style:name="Tabla7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7.3" style:family="table-row">
      <style:table-row-properties style:min-row-height="0.663cm" fo:background-color="transparent" fo:keep-together="auto">
        <style:background-image/>
      </style:table-row-properties>
    </style:style>
    <style:style style:name="Tabla7.A3" style:family="table-cell">
      <style:table-cell-properties style:vertical-align="bottom" fo:padding="0.097cm" fo:border-left="none" fo:border-right="none" fo:border-top="none" fo:border-bottom="0.75pt dashed #bababa"/>
    </style:style>
    <style:style style:name="Tabla7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7.D3" style:family="table-cell">
      <style:table-cell-properties style:vertical-align="bottom" fo:padding="0.097cm" fo:border-left="none" fo:border-right="none" fo:border-top="none" fo:border-bottom="0.75pt dashed #bababa"/>
    </style:style>
    <style:style style:name="Tabla7.A4" style:family="table-cell">
      <style:table-cell-properties style:vertical-align="bottom" fo:padding="0.097cm" fo:border-left="none" fo:border-right="none" fo:border-top="none" fo:border-bottom="0.75pt dashed #bababa"/>
    </style:style>
    <style:style style:name="Tabla7.C4" style:family="table-cell">
      <style:table-cell-properties style:vertical-align="bottom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7.D4" style:family="table-cell">
      <style:table-cell-properties style:vertical-align="bottom" fo:padding="0.097cm" fo:border-left="none" fo:border-right="none" fo:border-top="none" fo:border-bottom="0.75pt dashed #bababa"/>
    </style:style>
    <style:style style:name="Tabla5" style:family="table">
      <style:table-properties style:width="18.411cm" fo:margin-left="-0.898cm" table:align="left" style:writing-mode="lr-tb"/>
    </style:style>
    <style:style style:name="Tabla5.A" style:family="table-column">
      <style:table-column-properties style:column-width="4.697cm"/>
    </style:style>
    <style:style style:name="Tabla5.B" style:family="table-column">
      <style:table-column-properties style:column-width="4.503cm"/>
    </style:style>
    <style:style style:name="Tabla5.C" style:family="table-column">
      <style:table-column-properties style:column-width="4.6cm"/>
    </style:style>
    <style:style style:name="Tabla5.D" style:family="table-column">
      <style:table-column-properties style:column-width="4.611cm"/>
    </style:style>
    <style:style style:name="Tabla5.1" style:family="table-row">
      <style:table-row-properties style:row-height="0.499cm"/>
    </style:style>
    <style:style style:name="Tabla5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052ee" style:font-size-asian="14pt" style:font-size-complex="14pt"/>
    </style:style>
    <style:style style:name="P14" style:family="paragraph" style:parent-style-name="Heading_20_1" style:master-page-name="">
      <loext:graphic-properties draw:fill="none" draw:fill-color="#729fcf"/>
      <style:paragraph-properties fo:margin-left="-2.101cm" fo:margin-right="0cm" fo:margin-top="0.7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c9cf1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4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5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6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7" style:family="paragraph" style:parent-style-name="Preformatted_20_Text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8" style:family="paragraph" style:parent-style-name="Preformatted_20_Text" style:master-page-name="">
      <style:paragraph-properties fo:margin-left="-0.4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29" style:family="paragraph" style:parent-style-name="Preformatted_20_Text">
      <style:paragraph-properties fo:margin-left="-0.4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1" style:family="paragraph" style:parent-style-name="Preformatted_20_Text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2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3" style:family="paragraph" style:parent-style-name="Preformatted_20_Text" style:master-page-name="">
      <loext:graphic-properties draw:fill="none"/>
      <style:paragraph-properties fo:margin-left="-0.49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4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5" style:family="paragraph" style:parent-style-name="Preformatted_20_Text" style:master-page-name=""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36" style:family="paragraph" style:parent-style-name="Preformatted_20_Text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7" style:family="paragraph" style:parent-style-name="Preformatted_20_Text" style:master-page-name="">
      <loext:graphic-properties draw:fill="none"/>
      <style:paragraph-properties fo:margin-left="-0.9cm" fo:margin-right="-0.3cm" fo:margin-top="0.199cm" fo:margin-bottom="0.199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8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9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2f3c8"/>
    </style:style>
    <style:style style:name="P40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2f3c8"/>
    </style:style>
    <style:style style:name="P41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baf32"/>
    </style:style>
    <style:style style:name="P42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43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44" style:family="paragraph" style:parent-style-name="Standard" style:master-page-name="">
      <loext:graphic-properties draw:fill="none"/>
      <style:paragraph-properties fo:margin-left="-0.6cm" fo:margin-right="0cm" fo:margin-top="0.6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c9cf1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6" style:family="paragraph" style:parent-style-name="Heading_20_3">
      <style:paragraph-properties fo:margin-left="-1cm" fo:margin-right="-1.101cm" fo:margin-top="0.199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47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50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51" style:family="paragraph" style:parent-style-name="Preformatted_20_Text">
      <loext:graphic-properties draw:fill="none"/>
      <style:paragraph-properties fo:margin-left="0.6cm" fo:margin-right="0cm" fo:margin-top="0cm" fo:margin-bottom="0.3cm" style:contextual-spacing="false" fo:line-height="115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2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3" style:family="paragraph" style:parent-style-name="Preformatted_20_Text" style:master-page-name="">
      <loext:graphic-properties draw:fill="none"/>
      <style:paragraph-properties fo:margin-left="-0.7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4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55" style:family="paragraph" style:parent-style-name="Preformatted_20_Text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56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7" style:family="paragraph" style:parent-style-name="Preformatted_20_Text">
      <loext:graphic-properties draw:fill="none"/>
      <style:paragraph-properties fo:margin-left="0.6cm" fo:margin-right="0cm" fo:line-height="100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8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9" style:family="paragraph" style:parent-style-name="Preformatted_20_Text" style:master-page-name="">
      <loext:graphic-properties draw:fill="none"/>
      <style:paragraph-properties fo:margin-left="-0.7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0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rsid="001bb594" officeooo:paragraph-rsid="0051c44c" style:font-size-asian="11pt" style:font-size-complex="11pt"/>
    </style:style>
    <style:style style:name="P61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2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3" style:family="paragraph" style:parent-style-name="Preformatted_20_Text">
      <loext:graphic-properties draw:fill="none"/>
      <style:paragraph-properties fo:margin-left="-0.7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4" style:family="paragraph" style:parent-style-name="Standard" style:master-page-name="">
      <loext:graphic-properties draw:fill="none"/>
      <style:paragraph-properties fo:margin-left="-0.9cm" fo:margin-right="-1.101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5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66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fo:font-weight="bold" officeooo:rsid="001bb594" officeooo:paragraph-rsid="0051c44c" style:font-size-asian="11pt" style:font-weight-asian="bold" style:font-size-complex="11pt" style:font-weight-complex="bold"/>
    </style:style>
    <style:style style:name="P67" style:family="paragraph" style:parent-style-name="Preformatted_20_Text" style:master-page-name="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officeooo:paragraph-rsid="0051c44c"/>
    </style:style>
    <style:style style:name="P68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style:font-name="Arial Nova" officeooo:paragraph-rsid="0051c44c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70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c9cf1"/>
    </style:style>
    <style:style style:name="P71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2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3" style:family="paragraph" style:parent-style-name="Preformatted_20_Text">
      <loext:graphic-properties draw:fill="none"/>
      <style:paragraph-properties fo:margin-left="-1cm" fo:margin-right="0cm" fo:margin-top="0.199cm" fo:margin-bottom="0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74" style:family="paragraph" style:parent-style-name="Preformatted_20_Text"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5" style:family="paragraph" style:parent-style-name="Standard" style:master-page-name="">
      <loext:graphic-properties draw:fill="none"/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6" style:family="paragraph" style:parent-style-name="Preformatted_20_Text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7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8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79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0" style:family="paragraph" style:parent-style-name="Preformatted_20_Text">
      <loext:graphic-properties draw:fill="none"/>
      <style:paragraph-properties fo:margin-left="-1.79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1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2" style:family="paragraph" style:parent-style-name="Standard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3" style:family="paragraph" style:parent-style-name="Standard" style:master-page-name="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4" style:family="paragraph" style:parent-style-name="Standard" style:master-page-name="">
      <loext:graphic-properties draw:fill="none"/>
      <style:paragraph-properties fo:margin-left="-0.801cm" fo:margin-right="0cm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5" style:family="paragraph" style:parent-style-name="Preformatted_20_Text" style:master-page-name="">
      <style:paragraph-properties fo:margin-left="-0.4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86" style:family="paragraph" style:parent-style-name="Heading_20_3">
      <style:paragraph-properties fo:margin-left="-1cm" fo:margin-right="-1.101cm" fo:margin-top="0.199cm" fo:margin-bottom="0.101cm" style:contextual-spacing="false" fo:line-height="15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87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88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baf32"/>
    </style:style>
    <style:style style:name="P89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90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91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92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93" style:family="paragraph" style:parent-style-name="Preformatted_20_Text"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94" style:family="paragraph" style:parent-style-name="Heading_20_2">
      <loext:graphic-properties draw:fill="none" draw:fill-color="#729fcf"/>
      <style:paragraph-properties fo:margin-left="-2cm" fo:margin-right="0cm" fo:margin-top="0.801cm" fo:margin-bottom="0.101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95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1c44c" style:font-size-asian="10pt" style:font-weight-asian="normal" style:font-size-complex="10pt" style:font-weight-complex="normal"/>
    </style:style>
    <style:style style:name="P96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baf32" style:font-size-asian="10pt" style:font-weight-asian="normal" style:font-size-complex="10pt" style:font-weight-complex="normal"/>
    </style:style>
    <style:style style:name="P97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 style:font-name="Kristen ITC" fo:font-size="8pt" style:text-underline-style="none" fo:font-weight="bold" officeooo:paragraph-rsid="0051c44c" style:font-size-asian="8pt" style:font-weight-asian="bold" style:font-size-complex="8pt" style:font-weight-complex="bold"/>
    </style:style>
    <style:style style:name="P98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99" style:family="paragraph" style:parent-style-name="Preformatted_20_Text" style:master-page-name="">
      <loext:graphic-properties draw:fill="none"/>
      <style:paragraph-properties fo:margin-left="-0.1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0" style:family="paragraph" style:parent-style-name="Preformatted_20_Text" style:master-page-name="">
      <style:paragraph-properties fo:margin-left="-0.199cm" fo:margin-right="0cm" fo:line-height="115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01" style:family="paragraph" style:parent-style-name="Standard" style:master-page-name="">
      <loext:graphic-properties draw:fill="none"/>
      <style:paragraph-properties fo:margin-left="-0.4cm" fo:margin-right="0cm" fo:margin-top="0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2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3" style:family="paragraph" style:parent-style-name="Preformatted_20_Text" style:master-page-name="">
      <loext:graphic-properties draw:fill="none"/>
      <style:paragraph-properties fo:margin-left="-1cm" fo:margin-right="0cm" fo:margin-top="0.199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officeooo:paragraph-rsid="0051c44c"/>
    </style:style>
    <style:style style:name="P104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officeooo:paragraph-rsid="0051c44c"/>
    </style:style>
    <style:style style:name="P105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officeooo:paragraph-rsid="0051c44c"/>
    </style:style>
    <style:style style:name="P106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officeooo:paragraph-rsid="0051c44c"/>
    </style:style>
    <style:style style:name="P107" style:family="paragraph" style:parent-style-name="Preformatted_20_Text">
      <style:paragraph-properties fo:margin-left="0.9cm" fo:margin-right="0cm" fo:text-indent="0cm" style:auto-text-indent="false"/>
      <style:text-properties officeooo:paragraph-rsid="0051c44c"/>
    </style:style>
    <style:style style:name="P108" style:family="paragraph" style:parent-style-name="Standard">
      <style:text-properties officeooo:paragraph-rsid="0051c44c"/>
    </style:style>
    <style:style style:name="P109" style:family="paragraph" style:parent-style-name="Standard">
      <style:paragraph-properties fo:margin-left="0.101cm"/>
      <style:text-properties officeooo:paragraph-rsid="0051c44c"/>
    </style:style>
    <style:style style:name="P110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1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2" style:family="paragraph" style:parent-style-name="Preformatted_20_Text">
      <style:paragraph-properties fo:margin-left="-1cm" fo:margin-right="0cm" fo:margin-top="0.499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3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baf32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4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5" style:family="paragraph" style:parent-style-name="Preformatted_20_Text">
      <style:paragraph-properties fo:margin-left="-1cm" fo:margin-right="0cm" fo:line-height="2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6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2pt" fo:font-style="italic" fo:font-weight="normal" officeooo:paragraph-rsid="0051c44c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7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00b050" loext:opacity="100%" style:font-name="Ubuntu Mono" fo:font-size="13pt" fo:font-weight="bold" officeooo:paragraph-rsid="0051c44c" style:font-size-asian="9pt" style:font-weight-asian="bold" style:font-size-complex="9pt" style:font-weight-complex="bold"/>
    </style:style>
    <style:style style:name="P118" style:family="paragraph" style:parent-style-name="Horizontal_20_Line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19" style:family="paragraph" style:parent-style-name="Preformatted_20_Text">
      <style:paragraph-properties fo:margin-left="0.9cm" fo:margin-right="0cm" fo:text-indent="0cm" style:auto-text-indent="false"/>
      <style:text-properties officeooo:paragraph-rsid="005baf32"/>
    </style:style>
    <style:style style:name="P120" style:family="paragraph" style:parent-style-name="Standard">
      <style:text-properties fo:color="#2196f3" loext:opacity="100%" style:font-name="Arial Nova" fo:font-size="9pt" fo:letter-spacing="-0.021cm" style:text-underline-style="none" fo:font-weight="bold" officeooo:paragraph-rsid="0051c44c" style:font-size-asian="9pt" style:font-weight-asian="bold" style:font-size-complex="9pt" style:font-weight-complex="bold"/>
    </style:style>
    <style:style style:name="P121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8c8f8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5a9a7b" style:font-size-asian="10.5pt" style:font-weight-asian="bold" style:font-size-complex="10.5pt" style:font-weight-complex="bold"/>
    </style:style>
    <style:style style:name="P123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24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25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126" style:family="paragraph" style:parent-style-name="Heading_20_3" style:list-style-name="L1">
      <style:paragraph-properties fo:margin-left="-0.6cm" fo:margin-top="0.6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27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28" style:family="paragraph" style:parent-style-name="Heading_20_3" style:list-style-name="L1" style:master-page-name="">
      <style:paragraph-properties fo:margin-left="-0.6cm" fo:margin-top="0.4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29" style:family="paragraph" style:parent-style-name="Heading_20_3" style:list-style-name="L1" style:master-page-name="">
      <loext:graphic-properties draw:fill="none" draw:fill-color="#729fcf"/>
      <style:paragraph-properties fo:margin-left="-0.6cm" fo:margin-right="0cm" fo:margin-top="0.199cm" fo:margin-bottom="0.101cm" style:contextual-spacing="false" fo:line-height="150%" fo:text-align="start" style:justify-single-word="false" fo:keep-together="always" fo:orphans="2" fo:widows="2" fo:text-indent="-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30" style:family="paragraph" style:parent-style-name="Heading_20_3" style:list-style-name="L1" style:master-page-name="">
      <style:paragraph-properties fo:margin-left="-0.6cm" fo:margin-top="0.199cm" fo:margin-bottom="0.101cm" style:contextual-spacing="false" fo:line-height="100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31" style:family="paragraph" style:parent-style-name="Heading_20_3" style:list-style-name="L1">
      <style:paragraph-properties fo:margin-left="-0.6cm" fo:margin-top="0cm" fo:margin-bottom="0cm" style:contextual-spacing="false" fo:line-height="90%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32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c9cf1"/>
    </style:style>
    <style:style style:name="P133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d4058"/>
    </style:style>
    <style:style style:name="P134" style:family="paragraph" style:parent-style-name="Heading_20_3" style:list-style-name="L1" style:master-page-name="">
      <loext:graphic-properties draw:fill="none" draw:fill-color="#729fcf"/>
      <style:paragraph-properties fo:margin-left="-1.199cm" fo:margin-right="0cm" fo:margin-top="0.199cm" fo:margin-bottom="0.101cm" style:contextual-spacing="false" fo:line-height="115%" fo:text-align="start" style:justify-single-word="false" fo:keep-together="always" fo:orphans="2" fo:widows="2" fo:text-indent="-0.80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baf32"/>
    </style:style>
    <style:style style:name="P135" style:family="paragraph" style:parent-style-name="Horizontal_20_Line" style:list-style-name="L1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36" style:family="paragraph" style:parent-style-name="Horizontal_20_Line" style:list-style-name="L1" style:master-page-name="">
      <loext:graphic-properties draw:fill="none"/>
      <style:paragraph-properties fo:margin-left="-1.101cm" fo:margin-right="0cm" fo:margin-top="0.499cm" fo:margin-bottom="0.499cm" style:contextual-spacing="false" fo:line-height="100%" fo:text-align="start" style:justify-single-word="false" fo:orphans="0" fo:widows="0" fo:text-indent="-0.101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37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38" style:family="paragraph" style:parent-style-name="Horizontal_20_Line" style:master-page-name="">
      <loext:graphic-properties draw:fill="none"/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139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40" style:family="paragraph" style:parent-style-name="List_20_Paragraph" style:list-style-name="L2" style:master-page-name="">
      <style:paragraph-properties fo:margin-left="-0.6cm" fo:margin-top="0.499cm" fo:margin-bottom="0cm" style:contextual-spacing="fals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41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style:font-name="Arial Nova" fo:font-size="11pt" officeooo:paragraph-rsid="0051c44c" style:font-size-asian="11pt" style:font-size-complex="11pt"/>
    </style:style>
    <style:style style:name="P142" style:family="paragraph" style:parent-style-name="Preformatted_20_Text" style:list-style-name="L3" style:master-page-name="">
      <loext:graphic-properties draw:fill="none"/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143" style:family="paragraph" style:parent-style-name="Preformatted_20_Text" style:list-style-name="L3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writing-mode="lr-tb"/>
      <style:text-properties style:font-name="Arial Nova" fo:font-size="11pt" officeooo:paragraph-rsid="0051c44c" style:font-size-asian="11pt" style:font-size-complex="11pt"/>
    </style:style>
    <style:style style:name="P144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officeooo:paragraph-rsid="0051c44c"/>
    </style:style>
    <style:style style:name="P145" style:family="paragraph" style:parent-style-name="Preformatted_20_Text" style:list-style-name="L3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46" style:family="paragraph" style:parent-style-name="Standard">
      <style:paragraph-properties fo:margin-left="0.101cm"/>
      <style:text-properties officeooo:rsid="005c9cf1" officeooo:paragraph-rsid="005c9cf1"/>
    </style:style>
    <style:style style:name="P147" style:family="paragraph" style:parent-style-name="Standard">
      <style:paragraph-properties fo:margin-left="0.101cm"/>
      <style:text-properties officeooo:rsid="005c9cf1" officeooo:paragraph-rsid="005f1398"/>
    </style:style>
    <style:style style:name="P148" style:family="paragraph" style:parent-style-name="Standard">
      <style:paragraph-properties fo:margin-left="0.101cm"/>
      <style:text-properties officeooo:rsid="005f1398" officeooo:paragraph-rsid="005f1398"/>
    </style:style>
    <style:style style:name="P149" style:family="paragraph" style:parent-style-name="Standard">
      <style:text-properties fo:color="#2196f3" loext:opacity="100%" style:font-name="KG Tightrope" fo:font-size="10.5pt" fo:letter-spacing="normal" fo:text-shadow="none" fo:font-weight="bold" officeooo:rsid="006173d7" officeooo:paragraph-rsid="006173d7" style:font-size-asian="10.5pt" style:font-weight-asian="bold" style:font-size-complex="10.5pt" style:font-weight-complex="bold"/>
    </style:style>
    <style:style style:name="P150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51" style:family="paragraph" style:parent-style-name="Standard">
      <style:text-properties fo:color="#2196f3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52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60408d" officeooo:paragraph-rsid="0060408d" style:font-size-asian="10.5pt" style:font-weight-asian="bold" style:font-size-complex="10.5pt" style:font-weight-complex="bold"/>
    </style:style>
    <style:style style:name="P153" style:family="paragraph" style:parent-style-name="Standard">
      <style:text-properties fo:color="#2196f3" loext:opacity="100%" style:font-name="KG Tightrope" fo:font-size="10.5pt" fo:letter-spacing="0.011cm" fo:text-shadow="none" fo:font-weight="bold" officeooo:rsid="0060a0f6" officeooo:paragraph-rsid="0060a0f6" style:font-size-asian="10.5pt" style:font-weight-asian="bold" style:font-size-complex="10.5pt" style:font-weight-complex="bold"/>
    </style:style>
    <style:style style:name="P154" style:family="paragraph" style:parent-style-name="Standard">
      <style:text-properties fo:color="#2196f3" loext:opacity="100%" style:font-name="KG Tightrope" fo:font-size="10.5pt" fo:letter-spacing="-0.018cm" fo:text-shadow="none" fo:font-weight="bold" officeooo:rsid="005ffd94" officeooo:paragraph-rsid="0060a0f6" style:font-size-asian="10.5pt" style:font-weight-asian="bold" style:font-size-complex="10.5pt" style:font-weight-complex="bold"/>
    </style:style>
    <style:style style:name="P15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8c8f8" style:font-size-asian="12pt" style:font-weight-asian="bold" style:font-size-complex="12pt" style:font-weight-complex="bold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58c8f8" style:font-size-asian="10pt" style:font-weight-asian="bold" style:font-size-complex="10pt" style:font-weight-complex="bold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60a0f6" style:font-size-asian="10pt" style:font-weight-asian="bold" style:font-size-complex="10pt" style:font-weight-complex="bold"/>
    </style:style>
    <style:style style:name="P158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5b1b78" style:font-name-asian="Segoe UI Symbol" style:font-size-asian="6pt" style:font-weight-asian="bold" style:font-name-complex="Segoe UI Symbol" style:font-size-complex="6pt" style:font-weight-complex="bold"/>
    </style:style>
    <style:style style:name="P160" style:family="paragraph">
      <loext:graphic-properties draw:fill="none" draw:fill-color="#e0e0e0"/>
      <style:paragraph-properties style:writing-mode="lr-tb"/>
      <style:text-properties fo:font-size="11pt"/>
    </style:style>
    <style:style style:name="P1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etter-spacing="-0.053cm"/>
    </style:style>
    <style:style style:name="T8" style:family="text">
      <style:text-properties style:font-name="Arial Nova" fo:font-size="11pt" style:font-size-asian="11pt" style:font-size-complex="11pt"/>
    </style:style>
    <style:style style:name="T9" style:family="text">
      <style:text-properties style:font-name="Arial Nova" fo:font-size="11pt" officeooo:rsid="0018d218" style:font-size-asian="11pt" style:font-size-complex="11pt"/>
    </style:style>
    <style:style style:name="T10" style:family="text">
      <style:text-properties style:font-name="Arial Nova" fo:font-size="11pt" officeooo:rsid="00340209" style:font-size-asian="11pt" style:font-size-complex="11pt"/>
    </style:style>
    <style:style style:name="T11" style:family="text">
      <style:text-properties style:font-name="Arial Nova" fo:font-size="11pt" officeooo:rsid="002eabe8" style:font-size-asian="11pt" style:font-size-complex="11pt"/>
    </style:style>
    <style:style style:name="T12" style:family="text">
      <style:text-properties style:font-name="Arial Nova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 Nova" fo:font-size="11pt" fo:font-weight="normal" officeooo:rsid="0025893b" style:font-size-asian="11pt" style:font-weight-asian="normal" style:font-size-complex="11pt" style:font-weight-complex="normal"/>
    </style:style>
    <style:style style:name="T14" style:family="text">
      <style:text-properties style:font-name="Arial Nova" fo:font-size="11pt" fo:font-weight="normal" officeooo:rsid="002893e7" style:font-size-asian="11pt" style:font-weight-asian="normal" style:font-size-complex="11pt" style:font-weight-complex="normal"/>
    </style:style>
    <style:style style:name="T15" style:family="text">
      <style:text-properties style:font-name="Arial Nova" fo:font-size="11pt" fo:font-weight="normal" officeooo:rsid="002a3123" style:font-size-asian="11pt" style:font-weight-asian="normal" style:font-size-complex="11pt" style:font-weight-complex="normal"/>
    </style:style>
    <style:style style:name="T16" style:family="text">
      <style:text-properties style:font-name="Arial Nova" fo:font-size="11pt" fo:font-weight="normal" officeooo:rsid="002c22e9" style:font-size-asian="11pt" style:font-weight-asian="normal" style:font-size-complex="11pt" style:font-weight-complex="normal"/>
    </style:style>
    <style:style style:name="T17" style:family="text">
      <style:text-properties style:font-name="Arial Nova" fo:font-size="11pt" fo:font-weight="normal" officeooo:rsid="002eabe8" style:font-name-asian="Noto Sans Mono CJK SC" style:font-size-asian="11pt" style:font-weight-asian="normal" style:font-name-complex="Liberation Mono" style:font-size-complex="11pt" style:font-weight-complex="normal"/>
    </style:style>
    <style:style style:name="T18" style:family="text">
      <style:text-properties style:font-name="Arial Nova" fo:font-size="11pt" fo:font-weight="normal" style:font-name-asian="Liberation Mono" style:font-size-asian="11pt" style:font-weight-asian="normal" style:font-name-complex="Liberation Mono" style:font-size-complex="11pt" style:font-weight-complex="normal"/>
    </style:style>
    <style:style style:name="T19" style:family="text">
      <style:text-properties style:font-name="Arial Nova" fo:font-size="11pt" style:font-name-asian="Noto Sans Mono CJK SC" style:font-size-asian="11pt" style:font-name-complex="Liberation Mono" style:font-size-complex="11pt"/>
    </style:style>
    <style:style style:name="T20" style:family="text">
      <style:text-properties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style:font-name="Arial Nova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 Nova" fo:font-size="12pt" fo:font-weight="bold" officeooo:rsid="002a3123" style:font-size-asian="12pt" style:font-weight-asian="bold" style:font-size-complex="12pt" style:font-weight-complex="bold"/>
    </style:style>
    <style:style style:name="T23" style:family="text">
      <style:text-properties officeooo:rsid="0035a850"/>
    </style:style>
    <style:style style:name="T24" style:family="text">
      <style:text-properties fo:color="#3f51b5" loext:opacity="100%" style:font-name="Ethnocentric Rg"/>
    </style:style>
    <style:style style:name="T25" style:family="text">
      <style:text-properties fo:color="#3f51b5" loext:opacity="100%" style:font-name="Ethnocentric Rg" officeooo:rsid="0050cb18"/>
    </style:style>
    <style:style style:name="T26" style:family="text">
      <style:text-properties fo:color="#3f51b5" loext:opacity="100%" style:font-name="Ethnocentric Rg" fo:letter-spacing="normal" fo:font-style="normal" fo:font-weight="normal" officeooo:rsid="0050cb18" style:letter-kerning="false" style:language-asian="es" style:country-asian="ES" style:font-style-asian="normal" style:font-weight-asian="normal" style:font-style-complex="normal" style:font-weight-complex="normal"/>
    </style:style>
    <style:style style:name="T27" style:family="text">
      <style:text-properties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5b1b7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37474f" loext:opacity="100%" style:font-name="Arial Nova" fo:font-size="12pt" style:font-size-asian="12pt" style:font-size-complex="12pt"/>
    </style:style>
    <style:style style:name="T32" style:family="text">
      <style:text-properties fo:color="#37474f" loext:opacity="100%" style:font-name="Arial Nova" fo:font-size="12pt" officeooo:rsid="002893e7" style:font-size-asian="12pt" style:font-size-complex="12pt"/>
    </style:style>
    <style:style style:name="T33" style:family="text">
      <style:text-properties fo:color="#37474f" loext:opacity="100%" style:font-name="Arial Nova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333333" loext:opacity="100%" style:font-name="Arial Nova" fo:font-size="9pt" fo:font-style="italic" officeooo:rsid="0018d218" style:font-size-asian="9pt" style:font-style-asian="italic" style:font-size-complex="9pt" style:font-style-complex="italic"/>
    </style:style>
    <style:style style:name="T35" style:family="text">
      <style:text-properties fo:color="#333333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6" style:family="text">
      <style:text-properties fo:color="#333333" loext:opacity="100%" style:font-name="Arial Nova" fo:font-size="9pt" fo:font-style="normal" officeooo:rsid="0018d218" style:font-name-asian="Noto Sans Mono CJK SC" style:font-size-asian="9pt" style:font-style-asian="normal" style:font-name-complex="Liberation Mono" style:font-size-complex="9pt" style:font-style-complex="normal"/>
    </style:style>
    <style:style style:name="T37" style:family="text">
      <style:text-properties fo:color="#333333" loext:opacity="100%" fo:font-size="9pt" fo:font-style="italic" officeooo:rsid="0018d218" style:font-size-asian="9pt" style:font-style-asian="italic" style:font-size-complex="9pt" style:font-style-complex="italic"/>
    </style:style>
    <style:style style:name="T38" style:family="text">
      <style:text-properties fo:color="#333333" loext:opacity="100%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9" style:family="text">
      <style:text-properties fo:color="#333333" loext:opacity="100%" style:font-name="Ubuntu Mono" fo:font-size="13pt" fo:font-weight="bold" style:font-size-asian="13pt" style:font-weight-asian="bold" style:font-size-complex="13pt" style:font-weight-complex="bold"/>
    </style:style>
    <style:style style:name="T40" style:family="text">
      <style:text-properties fo:color="#333333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1" style:family="text">
      <style:text-properties fo:color="#333333" loext:opacity="100%" style:font-name="Arial Nova Cond" fo:font-size="9pt" fo:letter-spacing="-0.035cm" fo:font-style="italic" style:text-underline-style="none" fo:font-weight="normal" officeooo:rsid="0021695e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officeooo:rsid="0051c44c"/>
    </style:style>
    <style:style style:name="T43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style:text-underline-style="none" fo:font-weight="bold" officeooo:rsid="001acb6c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fo:color="#2a6099" loext:opacity="100%" style:font-name="Ubuntu Mono" fo:font-size="13pt" fo:font-weight="bold" officeooo:rsid="0018d218" style:font-size-asian="13pt" style:font-weight-asian="bold" style:font-size-complex="13pt" style:font-weight-complex="bold"/>
    </style:style>
    <style:style style:name="T46" style:family="text">
      <style:text-properties fo:color="#2a6099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7" style:family="text">
      <style:text-properties fo:color="#2a6099" loext:opacity="100%" style:font-name="Ubuntu Mono"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2a6099" loext:opacity="100%" style:font-name="Symbol1" fo:font-size="13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49" style:family="text">
      <style:text-properties fo:color="#2a6099" loext:opacity="100%" style:font-name="Arial Nova Cond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0" style:family="text">
      <style:text-properties fo:color="#2a6099" loext:opacity="100%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58a75" style:font-size-asian="12pt" style:font-weight-asian="bold" style:font-size-complex="12pt" style:font-weight-complex="bold"/>
    </style:style>
    <style:style style:name="T53" style:family="text">
      <style:text-properties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54" style:family="text">
      <style:text-properties fo:color="#bf0041" loext:opacity="100%" fo:font-weight="bold" officeooo:rsid="00158a75" style:font-weight-asian="bold" style:font-weight-complex="bold"/>
    </style:style>
    <style:style style:name="T55" style:family="text">
      <style:text-properties fo:text-transform="uppercase" fo:color="#7b3d00" loext:opacity="100%" style:font-name="KG Tightrope" fo:font-size="14pt" fo:text-shadow="none" officeooo:rsid="0021695e" fo:background-color="transparent" loext:char-shading-value="0" style:font-size-asian="14pt" style:font-size-complex="14pt" style:font-relief="embossed"/>
    </style:style>
    <style:style style:name="T56" style:family="text">
      <style:text-properties fo:text-transform="uppercase" fo:color="#813709" loext:opacity="100%" style:font-name="KG Tightrope" fo:font-size="16pt" fo:font-weight="bold" officeooo:rsid="0021695e" style:font-size-asian="16pt" style:font-weight-asian="bold" style:font-size-complex="16pt" style:font-weight-complex="bold" style:font-relief="embossed"/>
    </style:style>
    <style:style style:name="T57" style:family="text">
      <style:text-properties fo:text-transform="uppercase" fo:color="#475d9e" loext:opacity="100%" style:font-name="SF Alien Encounters Solid" fo:font-size="12pt" fo:letter-spacing="0.011cm" fo:text-shadow="none" fo:font-weight="normal" officeooo:rsid="0021695e" fo:background-color="transparent" loext:char-shading-value="0" style:font-size-asian="12pt" style:font-weight-asian="normal" style:font-size-complex="12pt" style:font-weight-complex="normal" style:font-relief="embossed"/>
    </style:style>
    <style:style style:name="T58" style:family="text">
      <style:text-properties fo:text-transform="uppercase" fo:color="#475d9e" loext:opacity="100%" style:font-name="SF Alien Encounters Solid" fo:font-size="12pt" fo:letter-spacing="0.011cm" fo:text-shadow="none" fo:font-weight="normal" officeooo:rsid="0052f3c8" fo:background-color="transparent" loext:char-shading-value="0" style:font-size-asian="12pt" style:font-weight-asian="normal" style:font-size-complex="12pt" style:font-weight-complex="normal" style:font-relief="embossed"/>
    </style:style>
    <style:style style:name="T59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60" style:family="text">
      <style:text-properties fo:text-transform="uppercase" fo:color="#475d9e" loext:opacity="100%" style:font-name="SF Alien Encounters Solid" fo:font-size="12pt" fo:letter-spacing="0.011cm" officeooo:rsid="0052f3c8" style:font-relief="embossed"/>
    </style:style>
    <style:style style:name="T61" style:family="text">
      <style:text-properties fo:text-transform="uppercase" fo:color="#475d9e" loext:opacity="100%" style:font-name="SF Alien Encounters Solid" fo:font-size="12pt" fo:letter-spacing="0.011cm" fo:font-weight="normal" style:font-weight-asian="normal" style:font-weight-complex="normal" style:font-relief="embossed"/>
    </style:style>
    <style:style style:name="T62" style:family="text">
      <style:text-properties fo:text-transform="uppercase" fo:color="#475d9e" loext:opacity="100%" style:font-name="SF Alien Encounters Solid" fo:font-size="12pt" fo:letter-spacing="0.011cm" fo:font-weight="normal" officeooo:rsid="00557f76" style:font-weight-asian="normal" style:font-weight-complex="normal" style:font-relief="embossed"/>
    </style:style>
    <style:style style:name="T63" style:family="text">
      <style:text-properties fo:text-transform="uppercase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4" style:family="text">
      <style:text-properties fo:color="#7b3d00" loext:opacity="100%" style:font-name="Ubuntu Mono" fo:font-size="11pt" fo:font-weight="bold" officeooo:rsid="001ec775" style:font-size-asian="11pt" style:font-weight-asian="bold" style:font-size-complex="11pt" style:font-weight-complex="bold"/>
    </style:style>
    <style:style style:name="T65" style:family="text">
      <style:text-properties fo:color="#7b3d00" loext:opacity="100%" style:font-name="Ubuntu Mono" fo:font-size="11pt" fo:font-weight="bold" officeooo:rsid="002eabe8" style:font-size-asian="11pt" style:font-weight-asian="bold" style:font-size-complex="11pt" style:font-weight-complex="bold"/>
    </style:style>
    <style:style style:name="T66" style:family="text">
      <style:text-properties fo:color="#77bc65" loext:opacity="100%" style:font-name="Ubuntu Mono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67" style:family="text">
      <style:text-properties fo:color="#77bc65" loext:opacity="100%" style:font-name="Consolas" fo:font-size="10pt" fo:letter-spacing="-0.018cm" fo:font-weight="normal" officeooo:rsid="0020581b" style:letter-kerning="true" style:font-size-asian="10pt" style:font-weight-asian="normal" style:font-size-complex="10pt" style:font-weight-complex="normal"/>
    </style:style>
    <style:style style:name="T68" style:family="text">
      <style:text-properties officeooo:rsid="0018d218"/>
    </style:style>
    <style:style style:name="T69" style:family="text">
      <style:text-properties fo:color="#813709" loext:opacity="100%" style:font-name="Ubuntu Mono" fo:font-size="13pt" fo:font-weight="bold" style:font-size-asian="13pt" style:font-weight-asian="bold" style:font-size-complex="13pt" style:font-weight-complex="bold"/>
    </style:style>
    <style:style style:name="T70" style:family="text">
      <style:text-properties fo:color="#813709" loext:opacity="100%"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71" style:family="text">
      <style:text-properties fo:color="#158466" loext:opacity="100%" style:font-name="Ubuntu Mono" fo:font-size="13pt" fo:font-weight="bold" style:font-size-asian="13pt" style:font-weight-asian="bold" style:font-size-complex="13pt" style:font-weight-complex="bold"/>
    </style:style>
    <style:style style:name="T72" style:family="text">
      <style:text-properties fo:color="#158466" loext:opacity="100%" style:font-name="Arial Nova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b85c00" loext:opacity="100%" style:font-name="Ubuntu Mono" fo:font-size="13pt" fo:font-weight="bold" style:font-size-asian="13pt" style:font-weight-asian="bold" style:font-size-complex="13pt" style:font-weight-complex="bold"/>
    </style:style>
    <style:style style:name="T74" style:family="text">
      <style:text-properties fo:color="#b85c00" loext:opacity="100%" style:font-name="Arial Nova" fo:font-size="12pt" fo:font-weight="bold" style:font-size-asian="12pt" style:font-weight-asian="bold" style:font-size-complex="12pt" style:font-weight-complex="bold"/>
    </style:style>
    <style:style style:name="T75" style:family="text">
      <style:text-properties fo:color="#1c1c1c" loext:opacity="100%" style:font-name="Arial Nova" fo:font-size="12pt" fo:font-weight="bold" style:font-size-asian="12pt" style:font-weight-asian="bold" style:font-size-complex="12pt" style:font-weight-complex="bold"/>
    </style:style>
    <style:style style:name="T76" style:family="text">
      <style:text-properties fo:color="#666666" loext:opacity="100%" style:font-name="Arial Nova" fo:font-size="10.5pt" fo:font-weight="normal" style:font-size-asian="10.5pt" style:font-weight-asian="normal" style:font-size-complex="10.5pt" style:font-weight-complex="normal"/>
    </style:style>
    <style:style style:name="T77" style:family="text">
      <style:text-properties fo:color="#666666" loext:opacity="100%" style:font-name="Arial Nova" fo:font-size="10.5pt" fo:font-weight="normal" officeooo:rsid="001cc963" style:font-size-asian="10.5pt" style:font-weight-asian="normal" style:font-size-complex="10.5pt" style:font-weight-complex="normal"/>
    </style:style>
    <style:style style:name="T78" style:family="text">
      <style:text-properties fo:color="#666666" loext:opacity="100%" style:font-name="Arial Nova" fo:font-size="10.5pt" fo:font-weight="normal" officeooo:rsid="001bb594" style:font-size-asian="10.5pt" style:font-weight-asian="normal" style:font-size-complex="10.5pt" style:font-weight-complex="normal"/>
    </style:style>
    <style:style style:name="T79" style:family="text">
      <style:text-properties style:font-name="Segoe UI Symbol" fo:font-size="12pt" fo:font-weight="normal" officeooo:rsid="002a3123" style:font-name-asian="Segoe UI Symbol" style:font-size-asian="12pt" style:font-weight-asian="normal" style:font-name-complex="Segoe UI Symbol" style:font-size-complex="12pt" style:font-weight-complex="normal"/>
    </style:style>
    <style:style style:name="T80" style:family="text">
      <style:text-properties fo:color="#536dfe" loext:opacity="100%" style:font-name="Arial Nova" fo:font-size="12pt" fo:font-weight="bold" officeooo:rsid="002c22e9" style:font-size-asian="12pt" style:font-weight-asian="bold" style:font-size-complex="12pt" style:font-weight-complex="bold"/>
    </style:style>
    <style:style style:name="T81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82" style:family="text">
      <style:text-properties style:font-name="Consolas" fo:font-size="12pt" fo:font-weight="bold" officeooo:rsid="002cfeed" style:font-size-asian="12pt" style:font-weight-asian="bold" style:font-size-complex="12pt" style:font-weight-complex="bold"/>
    </style:style>
    <style:style style:name="T83" style:family="text">
      <style:text-properties style:font-name="Consolas" fo:font-size="12pt" fo:font-weight="bold" officeooo:rsid="002cfeed" style:font-name-asian="Noto Sans Mono CJK SC" style:font-size-asian="12pt" style:font-weight-asian="bold" style:font-name-complex="Liberation Mono" style:font-size-complex="12pt" style:font-weight-complex="bold"/>
    </style:style>
    <style:style style:name="T84" style:family="text">
      <style:text-properties style:font-name="Consolas" fo:font-size="12pt" fo:font-weight="bold" officeooo:rsid="002eabe8" style:font-name-asian="Noto Sans Mono CJK SC" style:font-size-asian="12pt" style:font-weight-asian="bold" style:font-name-complex="Liberation Mono" style:font-size-complex="12pt" style:font-weight-complex="bold"/>
    </style:style>
    <style:style style:name="T85" style:family="text">
      <style:text-properties style:font-name="Consolas" fo:font-size="12pt" fo:font-weight="bold" officeooo:rsid="003078ce" style:font-name-asian="Noto Sans Mono CJK SC" style:font-size-asian="12pt" style:font-weight-asian="bold" style:font-name-complex="Liberation Mono" style:font-size-complex="12pt" style:font-weight-complex="bold"/>
    </style:style>
    <style:style style:name="T86" style:family="text">
      <style:text-properties fo:color="#46b1e1" loext:opacity="100%" style:font-name="Consolas" fo:font-size="14pt" fo:font-weight="bold" style:font-name-asian="Liberation Mono" style:font-size-asian="14pt" style:font-weight-asian="bold" style:font-name-complex="Liberation Mono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87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88" style:family="text">
      <style:text-properties fo:color="#46b1e1" loext:opacity="100%" style:font-name="Consolas" fo:font-size="14pt" fo:letter-spacing="normal" fo:font-weight="bold" officeooo:rsid="00278464" style:letter-kerning="false" style:font-name-asian="Liberation Mono" style:font-size-asian="14pt" style:font-weight-asian="bold" style:font-name-complex="Liberation Mono" style:font-size-complex="14pt" style:font-weight-complex="bold" style:font-relief="embosse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89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0" style:family="text">
      <style:text-properties fo:color="#46b1e1" loext:opacity="100%" style:font-name="Symbol1" fo:font-size="15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91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/>
    </style:style>
    <style:style style:name="T92" style:family="text">
      <style:text-properties fo:color="#46b1e1" loext:opacity="100%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fo:color="#46b1e1" loext:opacity="100%" style:font-name="Consolas" fo:font-size="13pt" fo:font-weight="bold" officeooo:rsid="001ec775" style:font-size-asian="11pt" style:font-weight-asian="bold" style:font-size-complex="11pt" style:font-weight-complex="bold"/>
    </style:style>
    <style:style style:name="T95" style:family="text">
      <style:text-properties fo:color="#2196f3" loext:opacity="100%" style:font-name="Arial Nova" fo:font-size="9pt" fo:letter-spacing="-0.021cm" style:text-underline-style="none" fo:font-weight="bold" style:font-size-asian="9pt" style:font-weight-asian="bold" style:font-size-complex="9pt" style:font-weight-complex="bold"/>
    </style:style>
    <style:style style:name="T96" style:family="text">
      <style:text-properties fo:color="#2196f3" loext:opacity="100%" style:font-name="Arial Nova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97" style:family="text">
      <style:text-properties fo:color="#2196f3" loext:opacity="100%" style:font-name="Arial Nova" fo:font-size="9pt" fo:letter-spacing="-0.021cm" style:text-underline-style="none" fo:font-weight="bold" officeooo:rsid="0058c8f8" style:font-size-asian="9pt" style:font-weight-asian="bold" style:font-size-complex="9pt" style:font-weight-complex="bold"/>
    </style:style>
    <style:style style:name="T98" style:family="text">
      <style:text-properties fo:color="#2196f3" loext:opacity="100%" style:font-name="Arial Nova" fo:font-size="9pt" fo:letter-spacing="-0.021cm" style:text-underline-style="none" fo:font-weight="bold" officeooo:rsid="005c9cf1" style:font-size-asian="9pt" style:font-weight-asian="bold" style:font-size-complex="9pt" style:font-weight-complex="bold"/>
    </style:style>
    <style:style style:name="T99" style:family="text">
      <style:text-properties fo:color="#2196f3" loext:opacity="100%" style:font-name="Arial Nova" fo:font-size="9pt" fo:letter-spacing="-0.021cm" style:text-underline-style="none" fo:font-weight="bold" officeooo:rsid="005f1398" style:font-size-asian="9pt" style:font-weight-asian="bold" style:font-size-complex="9pt" style:font-weight-complex="bold"/>
    </style:style>
    <style:style style:name="T100" style:family="text">
      <style:text-properties fo:color="#2196f3" loext:opacity="100%" style:font-name="Arial Nova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101" style:family="text">
      <style:text-properties fo:color="#2196f3" loext:opacity="100%" style:font-name="Arial Nova" fo:font-size="8pt" fo:letter-spacing="-0.035cm" style:text-underline-style="none" fo:font-weight="bold" style:font-size-asian="8pt" style:font-weight-asian="bold" style:font-size-complex="8pt" style:font-weight-complex="bold"/>
    </style:style>
    <style:style style:name="T102" style:family="text">
      <style:text-properties style:text-position="super 58%" fo:font-size="13pt" fo:letter-spacing="-0.035cm" officeooo:rsid="005a9a7b" style:font-size-asian="13pt" style:font-size-complex="13pt"/>
    </style:style>
    <style:style style:name="T103" style:family="text">
      <style:text-properties fo:text-shadow="none" officeooo:rsid="005a9a7b"/>
    </style:style>
    <style:style style:name="T104" style:family="text">
      <style:text-properties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06" style:family="text">
      <style:text-properties fo:font-variant="small-caps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07" style:family="text">
      <style:text-properties fo:font-variant="small-caps" fo:color="#880e4f" loext:opacity="100%" style:font-name="Ethnocentric Rg" fo:font-size="12pt" fo:letter-spacing="normal" fo:font-style="normal" fo:font-weight="normal" officeooo:rsid="0050cb18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08" style:family="text">
      <style:text-properties fo:font-variant="small-caps" fo:color="#880e4f" loext:opacity="100%" style:font-name="Ethnocentric Rg" fo:font-size="12pt" fo:letter-spacing="normal" fo:font-style="normal" fo:font-weight="normal" officeooo:rsid="005baf32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09" style:family="text">
      <style:text-properties fo:font-variant="small-caps" fo:color="#880e4f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10" style:family="text">
      <style:text-properties fo:font-variant="small-caps" fo:color="#880e4f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11" style:family="text">
      <style:text-properties fo:font-variant="small-caps" fo:color="#3f51b5" loext:opacity="100%" style:font-name="Ethnocentric Rg" fo:font-size="10pt" fo:letter-spacing="normal" fo:font-style="normal" fo:font-weight="normal" officeooo:rsid="0050cb18" style:letter-kerning="false" style:font-size-asian="10pt" style:language-asian="es" style:country-asian="ES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variant="small-caps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13" style:family="text">
      <style:text-properties officeooo:rsid="005c9cf1"/>
    </style:style>
    <style:style style:name="T114" style:family="text">
      <style:text-properties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15" style:family="text">
      <style:text-properties fo:font-size="10pt" style:font-size-asian="10pt" style:font-size-complex="10pt"/>
    </style:style>
    <style:style style:name="T116" style:family="text">
      <style:text-properties fo:font-size="10pt" officeooo:rsid="0060a0f6" style:font-size-asian="10pt" style:font-size-complex="10pt"/>
    </style:style>
    <style:style style:name="T117" style:family="text">
      <style:text-properties fo:font-size="10pt" fo:letter-spacing="-0.018cm" style:font-size-asian="10pt" style:font-size-complex="10pt"/>
    </style:style>
    <style:style style:name="T118" style:family="text">
      <style:text-properties fo:font-size="10pt" fo:letter-spacing="-0.018cm" officeooo:rsid="0060a0f6" style:font-size-asian="10pt" style:font-size-complex="10pt"/>
    </style:style>
    <style:style style:name="T119" style:family="text">
      <style:text-properties officeooo:rsid="005ffd94"/>
    </style:style>
    <style:style style:name="T120" style:family="text">
      <style:text-properties fo:letter-spacing="-0.018cm" officeooo:rsid="0060a0f6"/>
    </style:style>
    <style:style style:name="T121" style:family="text">
      <style:text-properties officeooo:rsid="0060a0f6"/>
    </style:style>
    <style:style style:name="T122" style:family="text">
      <style:text-properties fo:color="#757575" loext:opacity="100%" style:font-name="Segoe UI Symbol" fo:font-size="14pt" fo:letter-spacing="-0.018cm" style:text-underline-style="none" fo:font-weight="normal" officeooo:rsid="0062a223" style:font-name-asian="Segoe UI Symbol" style:font-size-asian="14pt" style:font-weight-asian="normal" style:font-name-complex="Segoe UI Symbol" style:font-size-complex="14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.243cm, 0cm, 0.1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23">UTIL</text:span><text:span text:style-name="T42">IDADES KDE</text:span></text:h>
      <text:h text:style-name="P125" text:outline-level="2"><draw:frame draw:style-name="fr2" draw:name="Imagen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text:s text:c="2"/><text:span text:style-name="T24"><text:s/></text:span><text:span text:style-name="T25">Indice</text:span></text:h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>
          <table:table-cell table:style-name="Tabla4.A1" office:value-type="string">
            <text:p text:style-name="P108"><text:a xlink:type="simple" xlink:href="#Actualiz" text:style-name="Internet_20_link" text:visited-style-name="Visited_20_Internet_20_Link"><text:span text:style-name="T95">ACTUALIZACIÓN</text:span></text:a></text:p>
          </table:table-cell>
          <table:table-cell table:style-name="Tabla4.A1" office:value-type="string">
            <text:p text:style-name="P108"><text:span text:style-name="T97">GOO·</text:span><text:a xlink:type="simple" xlink:href="#Drive" text:style-name="Internet_20_link" text:visited-style-name="Visited_20_Internet_20_Link"><text:span text:style-name="T95">DRIVE - RCLONE</text:span></text:a></text:p>
          </table:table-cell>
          <table:table-cell table:style-name="Tabla4.A1" office:value-type="string">
            <text:p text:style-name="P109"><text:a xlink:type="simple" xlink:href="#Enlace_Simb" text:style-name="Internet_20_link" text:visited-style-name="Visited_20_Internet_20_Link"><text:span text:style-name="T96">ENLACES SIMB <text:s/></text:span><text:span text:style-name="T100">FOLDERS / <text:s/>FILES</text:span></text:a></text:p>
          </table:table-cell>
          <table:table-cell table:style-name="Tabla4.A1" office:value-type="string">
            <text:p text:style-name="P146"><text:a xlink:type="simple" xlink:href="#errores" text:style-name="Internet_20_link" text:visited-style-name="Visited_20_Internet_20_Link"><text:span text:style-name="T98">ERRORES</text:span></text:a></text:p>
          </table:table-cell>
        </table:table-row>
        <table:table-row table:style-name="Tabla4.2">
          <table:table-cell table:style-name="Tabla4.A1" office:value-type="string">
            <text:p text:style-name="P108"><text:span text:style-name="T101"/></text:p>
          </table:table-cell>
          <table:table-cell table:style-name="Tabla4.A1" office:value-type="string">
            <text:p text:style-name="P108"><text:a xlink:type="simple" xlink:href="#Montar" text:style-name="Internet_20_link" text:visited-style-name="Visited_20_Internet_20_Link"><text:span text:style-name="T95">MONTAR / DESMONTAR UDS</text:span></text:a></text:p>
          </table:table-cell>
          <table:table-cell table:style-name="Tabla4.A1" office:value-type="string">
            <text:p text:style-name="P109"><text:a xlink:type="simple" xlink:href="#Paq_Insta" text:style-name="Internet_20_link" text:visited-style-name="Visited_20_Internet_20_Link"><text:span text:style-name="T96">PAQUETES INSTALADOS</text:span></text:a></text:p>
          </table:table-cell>
          <table:table-cell table:style-name="Tabla4.A1" office:value-type="string">
            <text:p text:style-name="P148"><text:a xlink:type="simple" xlink:href="#error_rclone" text:style-name="Internet_20_link" text:visited-style-name="Visited_20_Internet_20_Link"><text:span text:style-name="T96">R</text:span><text:span text:style-name="T95">CLONE - DRV NO MONTA</text:span></text:a></text:p>
          </table:table-cell>
        </table:table-row>
        <table:table-row table:style-name="Tabla4.2">
          <table:table-cell table:style-name="Tabla4.A1" office:value-type="string">
            <text:p text:style-name="P108"/>
          </table:table-cell>
          <table:table-cell table:style-name="Tabla4.A1" office:value-type="string">
            <text:p text:style-name="P108"/>
          </table:table-cell>
          <table:table-cell table:style-name="Tabla4.A1" office:value-type="string">
            <text:p text:style-name="P109"><text:a xlink:type="simple" xlink:href="#SSh" text:style-name="Internet_20_link" text:visited-style-name="Visited_20_Internet_20_Link"><text:span text:style-name="T96">CLAVE SSH</text:span></text:a></text:p>
          </table:table-cell>
          <table:table-cell table:style-name="Tabla4.A1" office:value-type="string">
            <text:p text:style-name="P147"><text:a xlink:type="simple" xlink:href="#baloo_file" text:style-name="Internet_20_link" text:visited-style-name="Visited_20_Internet_20_Link"><text:span text:style-name="T99">KDE - BALOO FILE</text:span></text:a></text:p>
          </table:table-cell>
        </table:table-row>
      </table:table>
      <text:p text:style-name="P137"><text:span text:style-name="Heading_20_2_20_Char"/></text:p>
      <text:list text:style-name="L1">
        <text:list-item>
          <text:h text:style-name="P134" text:outline-level="3"><text:span text:style-name="Heading_20_2_20_Char"><text:span text:style-name="T29">Otros </text:span></text:span><text:span text:style-name="Heading_20_2_20_Char"><text:span text:style-name="T28">docs </text:span></text:span><text:span text:style-name="Heading_20_2_20_Char"><text:span text:style-name="T105">de</text:span></text:span><text:span text:style-name="Heading_20_2_20_Char"><text:span text:style-name="T30"> </text:span></text:span><text:span text:style-name="Heading_20_2_20_Char"><text:span text:style-name="T28">linux</text:span></text:span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column table:style-name="Tabla7.E"/>
        <table:table-column table:style-name="Tabla7.F"/>
        <table:table-column table:style-name="Tabla7.G"/>
        <table:table-column table:style-name="Tabla7.H"/>
        <table:table-row table:style-name="Tabla7.1">
          <table:table-cell table:style-name="Tabla7.A1" table:number-columns-spanned="2" office:value-type="string">
            <text:p text:style-name="P123">KDE DOCS</text:p>
          </table:table-cell>
          <table:covered-table-cell/>
          <table:table-cell table:style-name="Tabla7.C1" office:value-type="string">
            <text:p text:style-name="P122"><text:span text:style-name="T103"/></text:p>
          </table:table-cell>
          <table:table-cell table:style-name="Tabla7.A1" table:number-columns-spanned="2" office:value-type="string">
            <text:p text:style-name="P124">LINUX DOCS</text:p>
          </table:table-cell>
          <table:covered-table-cell/>
          <table:table-cell table:style-name="Tabla7.F1" office:value-type="string">
            <text:p text:style-name="P124"/>
          </table:table-cell>
          <table:table-cell table:style-name="Tabla7.G1" table:number-columns-spanned="2" office:value-type="string">
            <text:p text:style-name="P124"><text:span text:style-name="T119">GIT</text:span> DOCS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21"><draw:frame draw:style-name="fr1" draw:name="Imagen9 Copia 4" text:anchor-type="as-char" svg:y="-0.7cm" svg:width="0.566cm" svg:height="0.7cm" draw:z-index="96"><draw:image xlink:href="Pictures/100000010000012C0000012C2D1DDADA.png" xlink:type="simple" xlink:show="embed" xlink:actuate="onLoad" draw:mime-type="image/png"/></draw:frame></text:p>
          </table:table-cell>
          <table:table-cell table:style-name="Tabla7.B2" office:value-type="string">
            <text:p text:style-name="P151">utilidades_apps</text:p>
          </table:table-cell>
          <table:table-cell table:style-name="Tabla7.C2" office:value-type="string">
            <text:p text:style-name="P121"/>
          </table:table-cell>
          <table:table-cell table:style-name="Tabla7.D2" office:value-type="string">
            <text:p text:style-name="P121"><draw:frame draw:style-name="fr1" draw:name="Imagen9 Copia 4 Copia 3" text:anchor-type="as-char" svg:y="-0.7cm" svg:width="0.566cm" svg:height="0.7cm" draw:z-index="99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1">bash_comands</text:p>
          </table:table-cell>
          <table:table-cell table:style-name="Tabla7.F2" office:value-type="string">
            <text:p text:style-name="P159"/>
          </table:table-cell>
          <table:table-cell table:style-name="Tabla7.E2" office:value-type="string">
            <text:p text:style-name="P156"><draw:frame draw:style-name="fr1" draw:name="Imagen9 Copia 4 Copia 6" text:anchor-type="as-char" svg:y="-0.7cm" svg:width="0.566cm" svg:height="0.7cm" draw:z-index="102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0">git_utilidades</text:p>
          </table:table-cell>
        </table:table-row>
        <table:table-row table:style-name="Tabla7.3">
          <table:table-cell table:style-name="Tabla7.A3" office:value-type="string">
            <text:p text:style-name="P121"><draw:frame draw:style-name="fr1" draw:name="Imagen9 Copia 4 Copia 1" text:anchor-type="as-char" svg:y="-0.7cm" svg:width="0.566cm" svg:height="0.7cm" draw:z-index="97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3">utilidades_hgl</text:p>
          </table:table-cell>
          <table:table-cell table:style-name="Tabla7.C3" office:value-type="string">
            <text:p text:style-name="P121"/>
          </table:table-cell>
          <table:table-cell table:style-name="Tabla7.D3" office:value-type="string">
            <text:p text:style-name="P121"><draw:frame draw:style-name="fr1" draw:name="Imagen9 Copia 4 Copia 4" text:anchor-type="as-char" svg:y="-0.7cm" svg:width="0.566cm" svg:height="0.7cm" draw:z-index="100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4"><text:span text:style-name="T115">bash</text:span><text:span text:style-name="T116">_</text:span><text:span text:style-name="T115">comands</text:span><text:span text:style-name="T116">_</text:span><text:span text:style-name="T121">extended</text:span></text:p>
          </table:table-cell>
          <table:table-cell table:style-name="Tabla7.F2" office:value-type="string">
            <text:p text:style-name="P159"/>
          </table:table-cell>
          <table:table-cell table:style-name="Tabla7.E2" office:value-type="string">
            <text:p text:style-name="P157"><draw:frame draw:style-name="fr1" draw:name="Imagen9 Copia 4 Copia 7" text:anchor-type="as-char" svg:y="-0.7cm" svg:width="0.566cm" svg:height="0.7cm" draw:z-index="103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2">git_guía_rápida</text:p>
          </table:table-cell>
        </table:table-row>
        <table:table-row table:style-name="Tabla7.3">
          <table:table-cell table:style-name="Tabla7.A4" office:value-type="string">
            <text:p text:style-name="P121"><draw:frame draw:style-name="fr1" draw:name="Imagen9 Copia 4 Copia 2" text:anchor-type="as-char" svg:y="-0.7cm" svg:width="0.566cm" svg:height="0.7cm" draw:z-index="98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3">utilidades_hgl</text:p>
          </table:table-cell>
          <table:table-cell table:style-name="Tabla7.C4" office:value-type="string">
            <text:p text:style-name="P121"/>
          </table:table-cell>
          <table:table-cell table:style-name="Tabla7.D4" office:value-type="string">
            <text:p text:style-name="P121"><draw:frame draw:style-name="fr1" draw:name="Imagen9 Copia 4 Copia 5" text:anchor-type="as-char" svg:y="-0.7cm" svg:width="0.566cm" svg:height="0.7cm" draw:z-index="101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49">caracteres_asciii</text:p>
          </table:table-cell>
          <table:table-cell table:style-name="Tabla7.F2" office:value-type="string">
            <text:p text:style-name="P159"/>
          </table:table-cell>
          <table:table-cell table:style-name="Tabla7.E2" office:value-type="string">
            <text:p text:style-name="P157"><draw:frame draw:style-name="fr1" draw:name="Imagen9 Copia 4 Copia 8" text:anchor-type="as-char" svg:y="-0.7cm" svg:width="0.566cm" svg:height="0.7cm" draw:z-index="104"><draw:image xlink:href="Pictures/100000010000012C0000012C2D1DDADA.png" xlink:type="simple" xlink:show="embed" xlink:actuate="onLoad" draw:mime-type="image/png"/></draw:frame></text:p>
          </table:table-cell>
          <table:table-cell table:style-name="Tabla7.E2" office:value-type="string">
            <text:p text:style-name="P152"><text:span text:style-name="T121">L</text:span>ibro_<text:span text:style-name="T121">git_</text:span>índice</text:p>
          </table:table-cell>
        </table:table-row>
      </table:table>
      <text:p text:style-name="P138"><text:span text:style-name="Source_20_Text"/></text:p>
      <text:h text:style-name="P94" text:outline-level="2"><text:span text:style-name="Heading_20_2_20_Char"><text:span text:style-name="T25"><draw:frame draw:style-name="fr2" draw:name="Imagen1 Copia 1 Copia 1 Copia 1 Copia 1" text:anchor-type="as-char" svg:y="-0.452cm" svg:width="0.653cm" svg:height="0.524cm" draw:z-index="9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5"><text:s text:c="2"/></text:span></text:span><text:bookmark-start text:name="Actualiz"/><text:span text:style-name="Heading_20_2_20_Char"><text:span text:style-name="T25">ACTUALIZACIÓN</text:span></text:span><text:bookmark-end text:name="Actualiz"/></text:h>
      <text:p text:style-name="P67"><text:span text:style-name="T52">UPDATE</text:span><text:span text:style-name="T51">:</text:span> actualiza la lista de paquetes para comprobar si hay nuevos.</text:p>
      <text:p text:style-name="P24"/>
      <text:p text:style-name="P111">sudo apt update</text:p>
      <text:p text:style-name="P24"/>
      <text:p text:style-name="P68"><text:span text:style-name="T51">UPGRADE</text:span>: <text:s/>actualiza los paquetes instalados</text:p>
      <text:p text:style-name="P68"><text:span text:style-name="T51">FULL</text:span><text:span text:style-name="T53">-</text:span><text:span text:style-name="T51">UPGRADE</text:span>: actualiza tanto los paquetes instalados como otros del sistema como el kernel.</text:p>
      <text:p text:style-name="P24"/>
      <text:p text:style-name="P110">sudo apt upgrade</text:p>
      <text:p text:style-name="P110">sudo apt full-upgrade</text:p>
      <text:p text:style-name="P24"/>
      <text:p text:style-name="P68"><text:span text:style-name="T51">REFRESH</text:span>: actualiza los paquetes instantáneos.</text:p>
      <text:p text:style-name="P24"/>
      <text:p text:style-name="P110">sudo snap refresh</text:p>
      <text:p text:style-name="P68"/>
      <text:p text:style-name="P68"><text:span text:style-name="T51">AUTOCLEAN</text:span> y <text:span text:style-name="T51">CLEAN</text:span>: eliminan el caché local de paquetes.</text:p>
      <text:p text:style-name="P24"/>
      <text:p text:style-name="P110">sudo apt autoclean</text:p>
      <text:p text:style-name="P110">sudo apt clean</text:p>
      <text:p text:style-name="P24"/>
      <text:p text:style-name="P68"><text:span text:style-name="T51">AUTOREMOVE</text:span>: elimina todos los paquetes que ya no son necesarios. Suele ocurrir cuando se desinstala algún programa y quedan dependencias de este que ya no se usan.</text:p>
      <text:p text:style-name="P24"/>
      <text:p text:style-name="P110">sudo apt autoremove</text:p>
      <text:p text:style-name="P24"><text:soft-page-break/></text:p>
      <text:p text:style-name="P68"><text:span text:style-name="T53">--</text:span><text:span text:style-name="T51">PURGE</text:span>: <text:span text:style-name="T54">OJO!! </text:span>elimina todos los ficheros relacionados (configuración, etc.) de los paquetes desinstalados. Usar con precaución , dependiendo de lo que borres podría eliminar archivos importantes (no suele ser normal).</text:p>
      <text:p text:style-name="P24"/>
      <text:p text:style-name="P116">sudo apt autoremove --purge</text:p>
      <text:p text:style-name="P24"/>
      <text:p text:style-name="P110">sudo apt upgrade &amp;&amp; sudo apt upgrade &amp;&amp; sudo apt full-upgrade &amp;&amp; sudo snap refresh &amp;&amp; sudo apt autoclean &amp;&amp; sudo apt clean &amp;&amp; sudo apt autoremove</text:p>
      <text:p text:style-name="P92"><text:span text:style-name="Source_20_Text"/></text:p>
      <text:h text:style-name="P46" text:outline-level="3"><text:span text:style-name="Heading_20_2_20_Char"><text:span text:style-name="T26"><text:s/></text:span></text:span><text:span text:style-name="Heading_20_2_20_Char"><text:span text:style-name="T26"><draw:frame draw:style-name="fr2" draw:name="Imagen1 Copia 1 Copia 1 Copia 1 Copia 1 Copia 1" text:anchor-type="as-char" svg:y="-0.452cm" svg:width="0.653cm" svg:height="0.524cm" draw:z-index="8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6"><text:s text:c="3"/></text:span></text:span><text:bookmark-start text:name="Drive"/><text:bookmark-start text:name="Actualiz Copia 1"/><text:span text:style-name="Heading_20_2_20_Char"><text:span text:style-name="T26">GOOGLE DRIVE </text:span></text:span><text:span text:style-name="Heading_20_2_20_Char"><text:span text:style-name="T111">CON</text:span></text:span><text:span text:style-name="Heading_20_2_20_Char"><text:span text:style-name="T26"> RCLONE</text:span></text:span><text:bookmark-end text:name="Drive"/><text:bookmark-end text:name="Actualiz Copia 1"/></text:h>
      <text:p text:style-name="P98"><text:span text:style-name="T34">Fuente:</text:span><text:span text:style-name="T35"> </text:span><text:span text:style-name="T43"><text:s text:c="2"/></text:span><text:a xlink:type="simple" xlink:href="https://aprendolinux.com/" text:style-name="Internet_20_link" text:visited-style-name="Visited_20_Internet_20_Link"><text:span text:style-name="T2">aprendolinux.com</text:span></text:a><text:span text:style-name="T9"> <text:s text:c="2"/></text:span><text:span text:style-name="T36">Ver primero el video</text:span></text:p>
      <text:p text:style-name="P52"><text:a xlink:type="simple" xlink:href="https://www.youtube.com/watch?v=_0BYb_OQsE4" text:style-name="Internet_20_link" text:visited-style-name="Visited_20_Internet_20_Link"><text:span text:style-name="T3">https://www.youtube.com/watch?v=_0BYb_OQsE4</text:span></text:a></text:p>
      <text:p text:style-name="P56"><text:a xlink:type="simple" xlink:href="https://aprendolinux.com/conecta-google-drive-en-linux-con-rclone/" text:style-name="Internet_20_link" text:visited-style-name="Visited_20_Internet_20_Link"><text:span text:style-name="T3">https://aprendolinux.com/conecta-google-drive-en-linux-con-rclone/</text:span></text:a></text:p>
      <text:list xml:id="list40339465127165" text:continue-numbering="true" text:style-name="L1">
        <text:list-item>
          <text:h text:style-name="P129" text:outline-level="3"><text:span text:style-name="Heading_20_2_20_Char"><text:span text:style-name="T27">instal </text:span></text:span><text:span text:style-name="Heading_20_2_20_Char"><text:span text:style-name="T107">y</text:span></text:span><text:span text:style-name="Heading_20_2_20_Char"><text:span text:style-name="T27"> config rclone</text:span></text:span></text:h>
        </text:list-item>
      </text:list>
      <text:p text:style-name="P110">sudo apt-get install rclone</text:p>
      <text:p text:style-name="P105"/>
      <text:p text:style-name="P51">Configuración de rclone para Google Drive</text:p>
      <text:list xml:id="list2621623689" text:style-name="L2">
        <text:list-item>
          <text:p text:style-name="P139"><text:span text:style-name="Strong_20_Emphasis"><text:span text:style-name="T57">CONFIGURACI</text:span></text:span><text:span text:style-name="Strong_20_Emphasis"><text:span text:style-name="T58">o</text:span></text:span><text:span text:style-name="Strong_20_Emphasis"><text:span text:style-name="T57">N PASO A PASO</text:span></text:span></text:p>
        </text:list-item>
      </text:list>
      <text:p text:style-name="P114">rclone config</text:p>
      <text:list xml:id="list2717024936" text:style-name="L3">
        <text:list-item>
          <text:p text:style-name="P142">Selecciona la opción para <text:span text:style-name="T51">agregar un nuevo remoto</text:span>. En este caso, seleccionaremos “n” y presionaremos Enter.</text:p>
        </text:list-item>
        <text:list-item>
          <text:p text:style-name="P141">Elige un nombre para tu remoto. Este nombre será utilizado para referirse a tu conexión Google Drive en rclone. Puedes usar cualquier nombre descriptivo que desees.</text:p>
        </text:list-item>
        <text:list-item>
          <text:p text:style-name="P143">Selecciona el tipo de almacenamiento que usarás. Para Google Drive, selecciona drive (13) y presiona Enter.</text:p>
        </text:list-item>
        <text:list-item>
          <text:p text:style-name="P143">Configura la aplicación de Google Drive. Sigue las instrucciones que aparecen en la terminal para obtener el token de autorización. Esto te permitirá acceder a tu Google Drive desde rclone.</text:p>
        </text:list-item>
        <text:list-item>
          <text:p text:style-name="P143">Selecciona los ajustes de configuración predeterminados. Para la mayoría de los casos, los ajustes predeterminados son adecuados. Sin embargo, puedes personalizarlos según tus necesidades.</text:p>
        </text:list-item>
        <text:list-item>
          <text:p text:style-name="P143">Revisa tu configuración. Una vez que hayas completado la configuración, rclone te mostrará un resumen de tus opciones. Verifica que todo esté correcto y confirma la configuración.</text:p>
        </text:list-item>
      </text:list>
      <text:list xml:id="list40339914907976" text:continue-list="list2621623689" text:style-name="L2">
        <text:list-item>
          <text:p text:style-name="P140"><text:span text:style-name="Strong_20_Emphasis"><text:span text:style-name="T59">CONFIGURACI</text:span></text:span><text:span text:style-name="Strong_20_Emphasis"><text:span text:style-name="T60">o</text:span></text:span><text:span text:style-name="Strong_20_Emphasis"><text:span text:style-name="T59">N EN UN SOLO PASO </text:span></text:span></text:p>
        </text:list-item>
      </text:list>
      <text:list xml:id="list40341211352691" text:continue-list="list2717024936" text:style-name="L3">
        <text:list-item>
          <text:p text:style-name="P144"><text:span text:style-name="Strong_20_Emphasis"><text:span text:style-name="T18">Si todo esto te parece un lío, utiliza directamente este comando para que se abra un navegador ante</text:span></text:span><text:span text:style-name="Strong_20_Emphasis"><text:span text:style-name="T12"> ti y que le </text:span></text:span><text:span text:style-name="Strong_20_Emphasis"><text:span text:style-name="T21">permitas</text:span></text:span><text:span text:style-name="Strong_20_Emphasis"><text:span text:style-name="T12"> </text:span></text:span><text:span text:style-name="Strong_20_Emphasis"><text:span text:style-name="T21">configurar</text:span></text:span><text:span text:style-name="Strong_20_Emphasis"><text:span text:style-name="T12"> tu </text:span></text:span><text:span text:style-name="Strong_20_Emphasis"><text:span text:style-name="T21">cuenta</text:span></text:span><text:span text:style-name="Strong_20_Emphasis"><text:span text:style-name="T12"> de </text:span></text:span><text:span text:style-name="Strong_20_Emphasis"><text:span text:style-name="T21">Google</text:span></text:span><text:span text:style-name="Strong_20_Emphasis"><text:span text:style-name="T12"> con rclone.</text:span></text:span></text:p>
        </text:list-item>
      </text:list>
      <text:p text:style-name="P112">rclone config create gdrive drive</text:p>
      <text:p text:style-name="P105"><text:soft-page-break/></text:p>
      <text:list xml:id="list40339874923894" text:continue-list="list40339465127165" text:style-name="L1">
        <text:list-item>
          <text:h text:style-name="P127" text:outline-level="3"><text:span text:style-name="Heading_20_2_20_Char"><text:span text:style-name="T27">Montar G·Drive </text:span></text:span><text:span text:style-name="Heading_20_2_20_Char"><text:span text:style-name="T107">con</text:span></text:span><text:span text:style-name="Heading_20_2_20_Char"><text:span text:style-name="T27"> rclone</text:span></text:span></text:h>
        </text:list-item>
      </text:list>
      <text:list text:continue-list="list40341211352691" text:style-name="L3">
        <text:list-header>
          <text:p text:style-name="P145"><text:span text:style-name="T20">Crear la Carpeta</text:span><text:span text:style-name="T8"> </text:span><text:span text:style-name="T10">donde se montará Drive</text:span></text:p>
        </text:list-header>
      </text:list>
      <text:p text:style-name="P114">mkdir Drive</text:p>
      <text:p text:style-name="P76"><text:span text:style-name="T20">Montar Drive</text:span><text:span text:style-name="T10"> en la Carpeta</text:span></text:p>
      <text:p text:style-name="P110">rclone mount gdrive: ~/Drive &amp;</text:p>
      <text:p text:style-name="P76"><text:span text:style-name="T19">Se pone “</text:span><text:span text:style-name="T45">&amp;</text:span><text:span text:style-name="T19">”</text:span><text:span text:style-name="T45"> </text:span><text:span text:style-name="T19">para que monte el servicio y salga, y no se quede ahí pillado</text:span></text:p>
      <text:p text:style-name="P30"><text:span text:style-name="Source_20_Text"><text:span text:style-name="T66">[gdrive]</text:span></text:span></text:p>
      <text:p text:style-name="P31"><text:span text:style-name="Source_20_Text"><text:span text:style-name="T66">type = drive</text:span></text:span></text:p>
      <text:p text:style-name="P31"><text:span text:style-name="Source_20_Text"><text:span text:style-name="T66">token = {"access_token":"ya29.a0AXeO80QbYsJHIwGnLj1mUgY_cJ5GrbcrmWAztdxXbQRM_rZ9Hc2u1dDzJDuHnbVyI4aJVcOVEL_D6bbEJPILjd7BXhNhXaIO2UplLEyXCC2LD9I4gi21ZYS7w86bLIe2iW2qB3RAX8F-fp0s-IG8so8povAstd06dA_hlIJmaCgYKAV0SARISFQHGX2MihLIgzwv0ouNdmPrmEHAu6g0175","token_type":"Bearer","refresh_token":"1//03GWFN-HP7FsqCgYIARAAGAMSNwF-L9IrDqiSbw1KVTuRTmUEunMlKy0irgJlvqZgUVNEM_u3XyPpbDutdZsPVmpPzYaYnZDofVw","expiry":"2025-01-31T11:37:24.337883002+01:00"}</text:span></text:span></text:p>
      <text:p text:style-name="P31"><text:span text:style-name="Source_20_Text"><text:span text:style-name="T66">team_drive =</text:span></text:span></text:p>
      <text:p text:style-name="P95"/>
      <text:list text:continue-list="list40339874923894" text:style-name="L1">
        <text:list-item>
          <text:h text:style-name="P127" text:outline-level="3"><text:span text:style-name="Heading_20_2_20_Char"><text:span text:style-name="T27">FALLO rclone: </text:span></text:span><text:span text:style-name="Heading_20_2_20_Char"><text:span text:style-name="T108">d</text:span></text:span><text:span text:style-name="Heading_20_2_20_Char"><text:span text:style-name="T107">rive </text:span></text:span><text:span text:style-name="Heading_20_2_20_Char"><text:span text:style-name="T108">no se monta</text:span></text:span><text:span text:style-name="Heading_20_2_20_Char"><text:span text:style-name="T107"> </text:span></text:span></text:h>
        </text:list-item>
      </text:list>
      <text:p text:style-name="P110">rclone config</text:p>
      <text:p text:style-name="P95"/>
      <text:p text:style-name="P32"><text:span text:style-name="Source_20_Text"><text:span text:style-name="T66">e) Edit existing remote</text:span></text:span></text:p>
      <text:p text:style-name="P32"><text:span text:style-name="Source_20_Text"><text:span text:style-name="T66">e/n/d/r/c/s/q&gt; <text:s text:c="2"/></text:span></text:span><text:span text:style-name="T47"><text:s text:c="3"/></text:span></text:p>
      <text:p text:style-name="P34"><text:span text:style-name="T86">e </text:span><text:span text:style-name="Source_20_Text"><text:span text:style-name="T90"></text:span></text:span></text:p>
      <text:p text:style-name="P95"/>
      <text:p text:style-name="P32"><text:span text:style-name="Source_20_Text"><text:span text:style-name="T66">Select remote.</text:span></text:span></text:p>
      <text:p text:style-name="P32"><text:span text:style-name="Source_20_Text"><text:span text:style-name="T66">1&gt;gdrive</text:span></text:span></text:p>
      <text:p text:style-name="P32"><text:span text:style-name="Source_20_Text"><text:span text:style-name="T66">remote&gt; </text:span></text:span><text:span text:style-name="T47"><text:s text:c="12"/></text:span></text:p>
      <text:p text:style-name="P39"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5"/>
      <text:p text:style-name="P32"><text:span text:style-name="Source_20_Text"><text:span text:style-name="T66">Option scope.</text:span></text:span></text:p>
      <text:p text:style-name="P32"><text:span text:style-name="Source_20_Text"><text:span text:style-name="T66">1 Full access</text:span></text:span></text:p>
      <text:p text:style-name="P107"><text:span text:style-name="Source_20_Text"><text:span text:style-name="T66">scope&gt;</text:span></text:span><text:span text:style-name="T47"> <text:s text:c="13"/></text:span></text:p>
      <text:p text:style-name="P39"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5"/>
      <text:p text:style-name="P32"><text:span text:style-name="Source_20_Text"><text:span text:style-name="T66">Edit advanced config?</text:span></text:span></text:p>
      <text:p text:style-name="P32"><text:span text:style-name="Source_20_Text"><text:span text:style-name="T66">y/n&gt;</text:span></text:span><text:span text:style-name="T47"> <text:s text:c="15"/></text:span></text:p>
      <text:p text:style-name="P40"><text:span text:style-name="T86">y </text:span><text:span text:style-name="Source_20_Text"><text:span text:style-name="T90"></text:span></text:span><text:span text:style-name="T46"> </text:span></text:p>
      <text:p text:style-name="P95"/>
      <text:p text:style-name="P32"><text:span text:style-name="Source_20_Text"><text:span text:style-name="T66">Use auto config?</text:span></text:span></text:p>
      <text:p text:style-name="P32"><text:span text:style-name="Source_20_Text"><text:span text:style-name="T66">y/n&gt; <text:s text:c="4"/></text:span></text:span><text:span text:style-name="T47"><text:s text:c="10"/></text:span><text:span text:style-name="T46"><text:s/></text:span></text:p>
      <text:p text:style-name="P40"><text:span text:style-name="T86">y </text:span><text:span text:style-name="Source_20_Text"><text:span text:style-name="T90"></text:span></text:span></text:p>
      <text:p text:style-name="P95"/>
      <text:p text:style-name="P32"><text:span text:style-name="Source_20_Text"><text:span text:style-name="T66">Keep this "gdrive" remote?</text:span></text:span></text:p>
      <text:p text:style-name="P32"><text:span text:style-name="Source_20_Text"><text:span text:style-name="T66">y/e/d&gt; <text:s/></text:span></text:span><text:span text:style-name="T47"><text:s text:c="12"/></text:span></text:p>
      <text:p text:style-name="P40"><text:span text:style-name="T86">y </text:span><text:span text:style-name="Source_20_Text"><text:span text:style-name="T90"></text:span></text:span></text:p>
      <text:p text:style-name="P91"><text:soft-page-break/><text:span text:style-name="Source_20_Text"/></text:p>
      <text:p text:style-name="P80"><text:span text:style-name="T56"><draw:frame draw:style-name="fr2" draw:name="Imagen1 Copia 1 Copia 1 Copia 1 Copia 1 Copia 1 Copia 1" text:anchor-type="as-char" svg:y="-0.452cm" svg:width="0.653cm" svg:height="0.524cm" draw:z-index="68"><draw:image xlink:href="Pictures/10000001000000F2000000C22C50D6D5.png" xlink:type="simple" xlink:show="embed" xlink:actuate="onLoad" draw:mime-type="image/png"/></draw:frame></text:span><text:span text:style-name="T56"><text:s text:c="2"/></text:span><text:bookmark-start text:name="Montar"/><text:span text:style-name="Heading_20_2_20_Char"><text:span text:style-name="T26">MONTAR / DESMONTAR <text:s/>UNIDADES</text:span></text:span><text:bookmark-end text:name="Montar"/></text:p>
      <text:list xml:id="list40340360702429" text:continue-numbering="true" text:style-name="L1">
        <text:list-item>
          <text:h text:style-name="P130" text:outline-level="3"><text:span text:style-name="Heading_20_2_20_Char"><text:span text:style-name="T27">Mount</text:span></text:span></text:h>
        </text:list-item>
      </text:list>
      <text:p text:style-name="P30"><text:span text:style-name="T37">Fuente:</text:span><text:span text:style-name="T38"> </text:span><text:span text:style-name="T43"><text:s text:c="2"/></text:span><text:a xlink:type="simple" xlink:href="https://sanchezcorbalan.es/" text:style-name="Internet_20_link" text:visited-style-name="Visited_20_Internet_20_Link"><text:span text:style-name="T44">sanchezcorbalan.es</text:span></text:a><text:span text:style-name="T68"> <text:s text:c="2"/></text:span></text:p>
      <text:p text:style-name="P97">https://sanchezcorbalan.es/montar-particiones-en-linux-mount/</text:p>
      <text:p text:style-name="P58">Para realizar esta tarea de forma manual existe el comando mount que tiene la siguiente sintaxis:</text:p>
      <text:p text:style-name="P65"/>
      <text:p text:style-name="P72"><text:span text:style-name="T39">mount -t &lt;</text:span><text:span text:style-name="T69">fstype</text:span><text:span text:style-name="T40">&gt; &lt;</text:span><text:span text:style-name="T71">device</text:span><text:span text:style-name="T40">&gt; &lt;</text:span><text:span text:style-name="T73">dir</text:span><text:span text:style-name="T40">&gt;</text:span></text:p>
      <text:p text:style-name="P81"><text:span text:style-name="T70">fstype</text:span><text:span text:style-name="T20">: </text:span><text:span text:style-name="T8">Es el tipo de sistema de ficheros que se va a montar (ext4, ntfs, etc.).</text:span></text:p>
      <text:p text:style-name="P30"><text:span text:style-name="T72">device</text:span><text:span text:style-name="T20">: </text:span><text:span text:style-name="T8">Hace referencia a la partición física. Lo más habitual es que sea un fichero dentro de</text:span></text:p>
      <text:p text:style-name="P57">/dev/ (como /dev/sdb1) pero también puede ser un identificador único, una etiqueta o la ruta de un recurso de red.</text:p>
      <text:p text:style-name="P33"><text:span text:style-name="T74">dir</text:span><text:span text:style-name="T20">:</text:span><text:span text:style-name="T8"> El directorio donde se incorpora el sistema de ficheros, normalmente en /media o en</text:span></text:p>
      <text:p text:style-name="P57">/mnt. Debe estar vacío, en caso contrario se sustituirá el contenido, aunque se volverá a restaurar cuando se desmonte la nueva partición.</text:p>
      <text:p text:style-name="P60"/>
      <text:p text:style-name="P66">Datos de mi partición:</text:p>
      <text:p text:style-name="P100"><text:span text:style-name="T78">Ruta Física:<text:tab/><text:tab/></text:span><text:span text:style-name="T75">/dev/sda3</text:span></text:p>
      <text:p text:style-name="P99"><text:span text:style-name="T76">sistema ficheros<text:tab/><text:tab/></text:span><text:span text:style-name="T75">NTFS</text:span></text:p>
      <text:p text:style-name="P100"><text:span text:style-name="T77">Etiqueta<text:tab/><text:tab/><text:tab/></text:span><text:span text:style-name="T75">Datos</text:span></text:p>
      <text:p text:style-name="P100"><text:span text:style-name="T77">UUID<text:tab/><text:tab/><text:tab/></text:span><text:span text:style-name="T75">524F567904D39ECB</text:span></text:p>
      <text:list text:continue-list="list40339914907976" text:style-name="L2">
        <text:list-item>
          <text:p text:style-name="P140"><text:span text:style-name="Strong_20_Emphasis"><text:span text:style-name="T61">Por el directorio donde est</text:span></text:span><text:span text:style-name="Strong_20_Emphasis"><text:span text:style-name="T62">e</text:span></text:span><text:span text:style-name="Strong_20_Emphasis"><text:span text:style-name="T61"> montado </text:span></text:span></text:p>
        </text:list-item>
      </text:list>
      <text:p text:style-name="P110">sudo mount -t ntfs /dev/sda3 /media/DATOS/</text:p>
      <text:p text:style-name="P104"><text:span text:style-name="T46"/></text:p>
      <text:list text:continue-numbering="true" text:style-name="L2">
        <text:list-item>
          <text:p text:style-name="P139"><text:span text:style-name="Strong_20_Emphasis"><text:span text:style-name="T61">Por el UUID</text:span></text:span></text:p>
        </text:list-item>
      </text:list>
      <text:p text:style-name="P115">sudo mount -t ntfs UUID=524F567904D39ECB /media/DATOS/</text:p>
      <text:list text:continue-list="list40340360702429" text:style-name="L1">
        <text:list-item>
          <text:h text:style-name="P127" text:outline-level="3"><text:span text:style-name="Heading_20_2_20_Char"><text:span text:style-name="T27">Umount</text:span></text:span></text:h>
        </text:list-item>
      </text:list>
      <text:p text:style-name="P59">Para desmontar un dispositivo usamos la orden umount pero con un único parámetro. </text:p>
      <text:p text:style-name="P63">Podemos elegir el directorio donde está montado o la ruta física de la partición.</text:p>
      <text:p text:style-name="P110">sudo umount /dev/sda3</text:p>
      <text:p text:style-name="P117">ó</text:p>
      <text:p text:style-name="P110">sudo umount /media/DATOS/</text:p>
      <text:p text:style-name="P90"><text:span text:style-name="Source_20_Text"/></text:p>
      <text:p text:style-name="P79"><text:soft-page-break/><text:span text:style-name="T56"><draw:frame draw:style-name="fr2" draw:name="Imagen1 Copia 1 Copia 1 Copia 1 Copia 1 Copia 1 Copia 2" text:anchor-type="as-char" svg:y="-0.452cm" svg:width="0.653cm" svg:height="0.524cm" draw:z-index="54"><draw:image xlink:href="Pictures/10000001000000F2000000C22C50D6D5.png" xlink:type="simple" xlink:show="embed" xlink:actuate="onLoad" draw:mime-type="image/png"/></draw:frame></text:span><text:span text:style-name="Heading_20_2_20_Char"><text:span text:style-name="T26"><text:s text:c="2"/></text:span></text:span><text:bookmark-start text:name="SSh"/><text:span text:style-name="Heading_20_2_20_Char"><text:span text:style-name="T26">CLAVE SSH</text:span></text:span><text:bookmark-end text:name="SSh"/></text:p>
      <text:list text:continue-numbering="true" text:style-name="L1">
        <text:list-item>
          <text:h text:style-name="P127" text:outline-level="3"><text:span text:style-name="Heading_20_2_20_Char"><text:span text:style-name="T27">Generar nueva clave SSH</text:span></text:span></text:h>
        </text:list-item>
      </text:list>
      <text:p text:style-name="P84"><text:span text:style-name="Strong_20_Emphasis"><text:span text:style-name="T32">1· </text:span></text:span><text:span text:style-name="Strong_20_Emphasis"><text:span text:style-name="T31">Generar la clave ssh </text:span></text:span><text:span text:style-name="Strong_20_Emphasis"><text:span text:style-name="T33"><text:s/></text:span></text:span></text:p>
      <text:p text:style-name="P82"><text:span text:style-name="Strong_20_Emphasis"><text:span text:style-name="T13">utilizando el correo electrónico proporcionado como etiqueta.</text:span></text:span></text:p>
      <text:p text:style-name="P71"><text:span text:style-name="Source_20_Text"><text:span text:style-name="T86">ssh-keygen -t ed25519 -C "dev.gmartinez@gmail.com"</text:span></text:span></text:p>
      <text:p text:style-name="P26"><text:span text:style-name="Source_20_Text"><text:span text:style-name="T66">Generating public/private ed25519 key pair.</text:span></text:span></text:p>
      <text:p text:style-name="P27"><text:span text:style-name="Source_20_Text"><text:span text:style-name="T66">Enter file in which to save the key (/home/gerar_kde/.ssh/id_ed25519): </text:span></text:span></text:p>
      <text:p text:style-name="P25"><text:span text:style-name="Source_20_Text"><text:span text:style-name="T90"></text:span></text:span></text:p>
      <text:p text:style-name="P28"><text:span text:style-name="Source_20_Text"><text:span text:style-name="T66">Created directory '/home/gerar_kde/.ssh'.</text:span></text:span></text:p>
      <text:p text:style-name="P29"><text:span text:style-name="Source_20_Text"><text:span text:style-name="T66">Enter passphrase (empty for no passphrase): </text:span></text:span></text:p>
      <text:p text:style-name="P106"><text:span text:style-name="Source_20_Text"><text:span text:style-name="T48"></text:span></text:span></text:p>
      <text:p text:style-name="P28"><text:span text:style-name="Source_20_Text"><text:span text:style-name="T66">Enter same passphrase again: </text:span></text:span></text:p>
      <text:p text:style-name="P106"><text:span text:style-name="Source_20_Text"><text:span text:style-name="T48"></text:span></text:span></text:p>
      <text:p text:style-name="P28"><text:span text:style-name="Source_20_Text"><text:span text:style-name="T66">Your identification has been saved in /home/gerar_kde/.ssh/id_ed25519</text:span></text:span></text:p>
      <text:p text:style-name="P29"><text:span text:style-name="Source_20_Text"><text:span text:style-name="T66">Your public key has been saved in /home/gerar_kde/.ssh/id_ed25519.pub</text:span></text:span></text:p>
      <text:p text:style-name="P29"><text:span text:style-name="Source_20_Text"><text:span text:style-name="T66">The key fingerprint is:</text:span></text:span></text:p>
      <text:p text:style-name="P29"><text:span text:style-name="Source_20_Text"><text:span text:style-name="T66">SHA256:bBCvv7BrlGiarNQEtNcTTtW4G3Yzp0GzYJ9YZILo1f0 dev.gmartinez@gmail.com</text:span></text:span></text:p>
      <text:p text:style-name="P29"><text:span text:style-name="Source_20_Text"><text:span text:style-name="T66">The key's randomart image is:</text:span></text:span></text:p>
      <text:p text:style-name="P29"><text:span text:style-name="Source_20_Text"><text:span text:style-name="T66">+--[ED25519 256]--+</text:span></text:span></text:p>
      <text:p text:style-name="P29"><text:span text:style-name="Source_20_Text"><text:span text:style-name="T66">| . <text:s/>.o=o=o <text:s text:c="6"/>|</text:span></text:span></text:p>
      <text:p text:style-name="P29"><text:span text:style-name="Source_20_Text"><text:span text:style-name="T66">|. ..+o.Bo* <text:s text:c="6"/>|</text:span></text:span></text:p>
      <text:p text:style-name="P29"><text:span text:style-name="Source_20_Text"><text:span text:style-name="T66">| o...+o O = <text:s text:c="5"/>|</text:span></text:span></text:p>
      <text:p text:style-name="P29"><text:span text:style-name="Source_20_Text"><text:span text:style-name="T66">| <text:s/>o. <text:s/>.O O E <text:s text:c="4"/>|</text:span></text:span></text:p>
      <text:p text:style-name="P29"><text:span text:style-name="Source_20_Text"><text:span text:style-name="T66">| <text:s text:c="2"/>. .o.S * <text:s text:c="5"/>|</text:span></text:span></text:p>
      <text:p text:style-name="P29"><text:span text:style-name="Source_20_Text"><text:span text:style-name="T66">| <text:s/>o o o+ . <text:s text:c="6"/>|</text:span></text:span></text:p>
      <text:p text:style-name="P29"><text:span text:style-name="Source_20_Text"><text:span text:style-name="T66">| o = .. . <text:s text:c="7"/>|</text:span></text:span></text:p>
      <text:p text:style-name="P29"><text:span text:style-name="Source_20_Text"><text:span text:style-name="T66">|. + <text:s text:c="2"/>.o . <text:s text:c="6"/>|</text:span></text:span></text:p>
      <text:p text:style-name="P29"><text:span text:style-name="Source_20_Text"><text:span text:style-name="T66">|.. <text:s text:c="2"/>.o.. <text:s text:c="7"/>|</text:span></text:span></text:p>
      <text:p text:style-name="P29"><text:span text:style-name="Source_20_Text"><text:span text:style-name="T66">+----[SHA256]-----+</text:span></text:span></text:p>
      <text:p text:style-name="P75"><text:span text:style-name="Strong_20_Emphasis"><text:span text:style-name="T31">2· Agregar la clave SSH</text:span></text:span></text:p>
      <text:p text:style-name="P83"><text:span text:style-name="Strong_20_Emphasis"><text:span text:style-name="T14">Para a</text:span></text:span><text:span text:style-name="Strong_20_Emphasis"><text:span text:style-name="T13">gregar la clave al agente ssh, Inici</text:span></text:span><text:span text:style-name="Strong_20_Emphasis"><text:span text:style-name="T14">amos</text:span></text:span><text:span text:style-name="Strong_20_Emphasis"><text:span text:style-name="T13"> el agente ssh en segundo plano:</text:span></text:span></text:p>
      <text:p text:style-name="P78"><text:span text:style-name="Source_20_Text"><text:span text:style-name="T87">eval "$(ssh-agent -s)"</text:span></text:span></text:p>
      <text:p text:style-name="P85"><text:span text:style-name="Source_20_Text"><text:span text:style-name="T67">Agent pid 59566</text:span></text:span></text:p>
      <text:p text:style-name="P83"><text:span text:style-name="Strong_20_Emphasis"><text:span text:style-name="T13">Agrega</text:span></text:span><text:span text:style-name="Strong_20_Emphasis"><text:span text:style-name="T15">mos</text:span></text:span><text:span text:style-name="Strong_20_Emphasis"><text:span text:style-name="T13"> la clave </text:span></text:span><text:span text:style-name="Strong_20_Emphasis"><text:span text:style-name="T15">privada al</text:span></text:span><text:span text:style-name="Strong_20_Emphasis"><text:span text:style-name="T13"> </text:span></text:span><text:span text:style-name="Strong_20_Emphasis"><text:span text:style-name="T15">ssh-agent:</text:span></text:span></text:p>
      <text:p text:style-name="P78"><text:span text:style-name="Source_20_Text"><text:span text:style-name="T87">ssh-add ~/.ssh/id_ed25519</text:span></text:span></text:p>
      <text:list text:continue-numbering="true" text:style-name="L1">
        <text:list-item>
          <text:h text:style-name="P127" text:outline-level="3"><text:span text:style-name="Heading_20_2_20_Char"><text:span text:style-name="T27">agregar </text:span></text:span><text:span text:style-name="Heading_20_2_20_Char"><text:span text:style-name="T107">nueva clave SSH a</text:span></text:span><text:span text:style-name="Heading_20_2_20_Char"><text:span text:style-name="T27"> GitHu</text:span></text:span><text:span text:style-name="Strong_20_Emphasis"><text:span text:style-name="T55">b</text:span></text:span></text:h>
        </text:list-item>
      </text:list>
      <text:p text:style-name="P101"><text:span text:style-name="Strong_20_Emphasis"><text:span text:style-name="T15">En GitHub en <text:s text:c="2"/></text:span></text:span><text:span text:style-name="Strong_20_Emphasis"><text:span text:style-name="T22">Cuenta/settings/</text:span></text:span><text:span text:style-name="Strong_20_Emphasis"><text:span text:style-name="T79">🔑</text:span></text:span><text:span text:style-name="Strong_20_Emphasis"><text:span text:style-name="T22">SSH and GPG keys/</text:span></text:span><text:span text:style-name="Strong_20_Emphasis"><text:span text:style-name="T80">New SSH key <text:s text:c="3"/></text:span></text:span><text:span text:style-name="Strong_20_Emphasis"><text:span text:style-name="T15">copiar </text:span></text:span><text:span text:style-name="Strong_20_Emphasis"><text:span text:style-name="T16">la clave pública </text:span></text:span></text:p>
      <text:p text:style-name="P77"><text:span text:style-name="Source_20_Text"><text:span text:style-name="T87">cat ~/.ssh/id_ed25519.pub</text:span></text:span></text:p>
      <text:p text:style-name="P28"><text:span text:style-name="Source_20_Text"><text:span text:style-name="T66">ssh-ed25519 AAAAC3XXXXXXXXXXXXXXXXXXXXXXXXXXXXXXXXXXXXXsF+072S dev.xxxxxxxxxnez@gmail.com</text:span></text:span></text:p>
      <text:p text:style-name="P89"><text:soft-page-break/><text:span text:style-name="Source_20_Text"/></text:p>
      <text:p text:style-name="P38"><text:span text:style-name="T56"><draw:frame draw:style-name="fr2" draw:name="Imagen1 Copia 1 Copia 1 Copia 1 Copia 1 Copia 1 Copia 3" text:anchor-type="as-char" svg:y="-0.452cm" svg:width="0.653cm" svg:height="0.524cm" draw:z-index="39"><draw:image xlink:href="Pictures/10000001000000F2000000C22C50D6D5.png" xlink:type="simple" xlink:show="embed" xlink:actuate="onLoad" draw:mime-type="image/png"/></draw:frame></text:span><text:span text:style-name="Heading_20_2_20_Char"><text:span text:style-name="T26"><text:s text:c="2"/></text:span></text:span><text:bookmark-start text:name="Paq_Insta"/><text:span text:style-name="Heading_20_2_20_Char"><text:span text:style-name="T26">SABER SI UN PAQUETE ESTÁ INSTALADO</text:span></text:span><text:bookmark-end text:name="Paq_Insta"/></text:p>
      <text:p text:style-name="P64"><text:span text:style-name="T41">Fuente: </text:span><text:a xlink:type="simple" xlink:href="https://www.hostinger.es/tutoriales/como-ver-paquetes-instalados-en-ubuntu#:~:text=Para%20hacerlo%20en%20un%20sistema,para%20contar%20los%20paquetes%20instalados" text:style-name="Internet_20_link" text:visited-style-name="Visited_20_Internet_20_Link"><text:span text:style-name="T49">https://www.hostinger.es/tutoriales/como-ver-paquetes-instalados-en-ubuntu#:~:text=Para%20hacerlo%20en%20un%20sistema,para%20contar%20los%20paquetes%20instalado</text:span><text:span text:style-name="T50">s</text:span></text:a><text:span text:style-name="T50">.</text:span></text:p>
      <text:list text:continue-numbering="true" text:style-name="L1">
        <text:list-item>
          <text:h text:style-name="P127" text:outline-level="3"><text:span text:style-name="Heading_20_2_20_Char"><text:span text:style-name="T27">VER TODOS</text:span></text:span></text:h>
        </text:list-item>
      </text:list>
      <text:p text:style-name="P61">ver los paquetes instalados en Ubuntu usando dpkg-query</text:p>
      <text:p text:style-name="P78"><text:span text:style-name="Source_20_Text"><text:span text:style-name="T87">sudo dpkg -l</text:span></text:span></text:p>
      <text:p text:style-name="P62">Utiliza less con el comando dpkg para restringir la salida como se muestra a continuación:</text:p>
      <text:p text:style-name="P78"><text:span text:style-name="Source_20_Text"><text:span text:style-name="T87">sudo dpkg -l | less</text:span></text:span></text:p>
      <text:list text:continue-numbering="true" text:style-name="L1">
        <text:list-item>
          <text:h text:style-name="P127" text:outline-level="3"><text:span text:style-name="Heading_20_2_20_Char"><text:span text:style-name="T27">VER </text:span></text:span><text:span text:style-name="Heading_20_2_20_Char"><text:span text:style-name="T107">UNO </text:span></text:span><text:span text:style-name="Heading_20_2_20_Char"><text:span text:style-name="T27">ESPECÍFICO</text:span></text:span></text:h>
        </text:list-item>
      </text:list>
      <text:p text:style-name="P61">Añade grep para buscar paquetes específicos. Este es el aspecto del comando:</text:p>
      <text:p text:style-name="P78"><text:span text:style-name="Source_20_Text"><text:span text:style-name="T87">sudo dpkg -l | grep </text:span></text:span><text:span text:style-name="Source_20_Text"><text:span text:style-name="T89">packageName</text:span></text:span></text:p>
      <text:p text:style-name="P89"><text:span text:style-name="Source_20_Text"/></text:p>
      <text:h text:style-name="P86" text:outline-level="3"><text:span text:style-name="Heading_20_2_20_Char"><text:span text:style-name="T26"><draw:frame draw:style-name="fr2" draw:name="Imagen1 Copia 1 Copia 1 Copia 1 Copia 1 Copia 1 Copia 4" text:anchor-type="as-char" svg:y="-0.452cm" svg:width="0.653cm" svg:height="0.524cm" draw:z-index="3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6"><text:s text:c="2"/></text:span></text:span><text:bookmark-start text:name="Enlace_Simb"/><text:span text:style-name="Heading_20_2_20_Char"><text:span text:style-name="T26">Crear enlace simbólico en Linux</text:span></text:span><text:bookmark-end text:name="Enlace_Simb"/><text:span text:style-name="Heading_20_2_20_Char"><text:span text:style-name="T26"> </text:span></text:span></text:h>
      <text:list text:continue-numbering="true" text:style-name="L1">
        <text:list-item>
          <text:h text:style-name="P127" text:outline-level="3"><text:span text:style-name="Heading_20_2_20_Char"><text:span text:style-name="T27">para carpetas</text:span></text:span></text:h>
        </text:list-item>
      </text:list>
      <text:p text:style-name="P53">Crear enlaces simbólicos para carpetas tampoco es difícil. El comando utilizado para crear el enlace simbólico de carpeta es:</text:p>
      <text:p text:style-name="P74"><text:span text:style-name="Source_20_Text"><text:span text:style-name="T91">ln -s [Specific file/directory] [</text:span></text:span><text:span text:style-name="Source_20_Text"><text:span text:style-name="T93">symlink</text:span></text:span><text:span text:style-name="Source_20_Text"><text:span text:style-name="T92">-</text:span></text:span><text:span text:style-name="Source_20_Text"><text:span text:style-name="T93">name</text:span></text:span><text:span text:style-name="Source_20_Text"><text:span text:style-name="T91">]</text:span></text:span></text:p>
      <text:p text:style-name="P102"><text:span text:style-name="T8">Para vincular el directorio </text:span><text:span text:style-name="T21"><text:s text:c="2"/></text:span><text:span text:style-name="T81">/opt/lampp/</text:span><text:span text:style-name="T82">htdocs</text:span><text:span text:style-name="T21"> <text:s/></text:span><text:span text:style-name="T8"><text:s/>a la carpeta <text:s text:c="3"/></text:span><text:span text:style-name="T83">/home/gerar_kde/Web-Design</text:span><text:span text:style-name="T8"> <text:s text:c="2"/>usa el siguiente comando:</text:span></text:p>
      <text:p text:style-name="P74"><text:span text:style-name="Source_20_Text"><text:span text:style-name="T91">ln -s /opt/lampp/htdocs /home/gerar_kde/Web-Design/hydocs-xampp</text:span></text:span></text:p>
      <text:p text:style-name="P54">Una vez que se crea un enlace simbólico y se adjunta a la carpeta /devisers, te llevará a /user/local/downloads/logo. </text:p>
      <text:p text:style-name="P55">Cuando el usuario cambia el directorio – cd – a /devisers, el sistema cambiará automáticamente al archivo específico y lo escribirá en el directorio de comandos.</text:p>
      <text:list text:continue-numbering="true" text:style-name="L1">
        <text:list-item>
          <text:h text:style-name="P128" text:outline-level="3"><text:soft-page-break/><text:span text:style-name="Heading_20_2_20_Char"><text:span text:style-name="T27">Para archivos</text:span></text:span></text:h>
        </text:list-item>
      </text:list>
      <text:p text:style-name="P23"><text:span text:style-name="Source_20_Text"><text:span text:style-name="T87">ln -s [target file] [</text:span></text:span><text:span text:style-name="Source_20_Text"><text:span text:style-name="T89">Symbolic filename</text:span></text:span><text:span text:style-name="Source_20_Text"><text:span text:style-name="T87">]</text:span></text:span></text:p>
      <text:p text:style-name="P103"><text:span text:style-name="Source_20_Text"><text:span text:style-name="T94">-ls</text:span></text:span><text:span text:style-name="Source_20_Text"><text:span text:style-name="T65"><text:tab/><text:tab/></text:span></text:span><text:span text:style-name="Source_20_Text"><text:span text:style-name="T19">El comando ln en Linux crea enlaces entre archivos fuente y directorios.</text:span></text:span></text:p>
      <text:p text:style-name="P73"><text:span text:style-name="Source_20_Text"><text:span text:style-name="T94">-s<text:tab/></text:span></text:span><text:span text:style-name="Source_20_Text"><text:span text:style-name="T64"><text:tab/></text:span></text:span><text:span text:style-name="T8"> </text:span><text:span text:style-name="T11">E</text:span><text:span text:style-name="T8">l comando para enlaces simbólicos.</text:span></text:p>
      <text:p text:style-name="P36"><text:span text:style-name="Source_20_Text"><text:span text:style-name="T64">[target file]:</text:span></text:span><text:span text:style-name="T8"> </text:span><text:span text:style-name="T11">N</text:span><text:span text:style-name="T8">ombre del archivo existente para el cual estás creando el enlace</text:span></text:p>
      <text:p text:style-name="P35"><text:span text:style-name="Source_20_Text"><text:span text:style-name="T64">[Symbolic filename]: </text:span></text:span><text:span text:style-name="T11">No</text:span><text:span text:style-name="T8">mbre del enlace simbólico. </text:span><text:span text:style-name="T11">S</text:span><text:span text:style-name="T8">i no especificas el [Symbolic filename], el comando creará automáticamente un nuevo enlace en el directorio existente</text:span></text:p>
      <text:p text:style-name="P37"><text:span text:style-name="T8">Para vincular el </text:span><text:span text:style-name="T11">Archivo <text:s text:c="2"/></text:span><text:span text:style-name="T83">/home/gerar_kde/</text:span><text:span text:style-name="T84">Documentos/Limp.txt <text:s text:c="2"/></text:span><text:span text:style-name="T17">al Archivo <text:s text:c="2"/></text:span><text:span text:style-name="T84">Enlace-a-limp <text:s/>en <text:s/></text:span><text:span text:style-name="T83">/home/gerar_kde/</text:span><text:span text:style-name="T85">Laptop</text:span></text:p>
      <text:p text:style-name="P93"><text:span text:style-name="Source_20_Text"><text:span text:style-name="T87">ln -s /home/gerar_kde/Documentos/Limp.txt ~/Laptop/enlace-a-limp</text:span></text:span></text:p>
      <text:p text:style-name="P118"><text:span text:style-name="Source_20_Text"/></text:p>
      <text:list text:continue-numbering="true" text:style-name="L1">
        <text:list-header>
          <text:p text:style-name="P135"><text:span text:style-name="Heading_20_2_20_Char"/></text:p>
          <text:h text:style-name="P131" text:outline-level="3"><text:span text:style-name="Heading_20_2_20_Char"><text:span text:style-name="T27"/></text:span></text:h>
        </text:list-header>
      </text:list>
      <text:h text:style-name="P14" text:outline-level="1"><text:bookmark-start text:name="errores"/><text:span text:style-name="T113">errores </text:span><text:span text:style-name="T42"><text:s/>KDE</text:span><text:bookmark-end text:name="errores"/></text:h>
      <text:h text:style-name="P70" text:outline-level="2"><draw:frame draw:style-name="fr2" draw:name="Imagen1 Copia 1 Copia 1 Copia 1" text:anchor-type="as-char" svg:y="-0.452cm" svg:width="0.653cm" svg:height="0.524cm" draw:z-index="33"><draw:image xlink:href="Pictures/10000001000000F2000000C22C50D6D5.png" xlink:type="simple" xlink:show="embed" xlink:actuate="onLoad" draw:mime-type="image/png"/></draw:frame><text:s text:c="2"/><text:span text:style-name="T24"><text:s/></text:span><text:span text:style-name="T25">Indice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08"><text:a xlink:type="simple" xlink:href="#error_rclone" text:style-name="Internet_20_link" text:visited-style-name="Visited_20_Internet_20_Link"><text:span text:style-name="T95">RCLONE: DRIVE NO SE MONTA </text:span></text:a></text:p>
          </table:table-cell>
          <table:table-cell table:style-name="Tabla5.A1" office:value-type="string">
            <text:p text:style-name="P108"><text:a xlink:type="simple" xlink:href="#Drive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08"><text:a xlink:type="simple" xlink:href="#Enlace_Simb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08"><text:a xlink:type="simple" xlink:href="#Enlace_Simb" text:style-name="Internet_20_link" text:visited-style-name="Visited_20_Internet_20_Link"><text:span text:style-name="T95"/></text:a></text:p>
          </table:table-cell>
        </table:table-row>
        <table:table-row table:style-name="Tabla5.1">
          <table:table-cell table:style-name="Tabla5.A1" office:value-type="string">
            <text:p text:style-name="P108"><text:a xlink:type="simple" xlink:href="#baloo_file" text:style-name="Internet_20_link" text:visited-style-name="Visited_20_Internet_20_Link"><text:span text:style-name="T95">ERROR KDE: BALOO FILE</text:span></text:a></text:p>
          </table:table-cell>
          <table:table-cell table:style-name="Tabla5.A1" office:value-type="string">
            <text:p text:style-name="P108"><text:a xlink:type="simple" xlink:href="#Montar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20"/>
          </table:table-cell>
          <table:table-cell table:style-name="Tabla5.A1" office:value-type="string">
            <text:p text:style-name="P120"/>
          </table:table-cell>
        </table:table-row>
        <table:table-row table:style-name="Tabla5.1">
          <table:table-cell table:style-name="Tabla5.A1" office:value-type="string">
            <text:p text:style-name="P120"/>
          </table:table-cell>
          <table:table-cell table:style-name="Tabla5.A1" office:value-type="string">
            <text:p text:style-name="P120"/>
          </table:table-cell>
          <table:table-cell table:style-name="Tabla5.A1" office:value-type="string">
            <text:p text:style-name="P108"><text:a xlink:type="simple" xlink:href="#SSh" text:style-name="Internet_20_link" text:visited-style-name="Visited_20_Internet_20_Link"><text:span text:style-name="T95"/></text:a></text:p>
          </table:table-cell>
          <table:table-cell table:style-name="Tabla5.A1" office:value-type="string">
            <text:p text:style-name="P108"><text:a xlink:type="simple" xlink:href="#SSh" text:style-name="Internet_20_link" text:visited-style-name="Visited_20_Internet_20_Link"><text:span text:style-name="T95"/></text:a></text:p>
          </table:table-cell>
        </table:table-row>
      </table:table>
      <text:list text:continue-numbering="true" text:style-name="L1">
        <text:list-header>
          <text:p text:style-name="P136"><text:span text:style-name="Heading_20_2_20_Char"/></text:p>
        </text:list-header>
        <text:list-item>
          <text:h text:style-name="P126" text:outline-level="3"><text:bookmark-start text:name="error_rclone"/><text:span text:style-name="Heading_20_2_20_Char"><text:span text:style-name="T114">FALLO rclone:</text:span></text:span><text:span text:style-name="Heading_20_2_20_Char"><text:span text:style-name="T106"> </text:span></text:span><text:span text:style-name="Heading_20_2_20_Char"><text:span text:style-name="T109">d</text:span></text:span><text:span text:style-name="Heading_20_2_20_Char"><text:span text:style-name="T110">rive </text:span></text:span><text:span text:style-name="Heading_20_2_20_Char"><text:span text:style-name="T109">no se monta</text:span></text:span><text:bookmark-end text:name="error_rclone"/><text:span text:style-name="Heading_20_2_20_Char"><text:span text:style-name="T110"> </text:span></text:span></text:h>
        </text:list-item>
      </text:list>
      <text:p text:style-name="P113">rclone config</text:p>
      <text:p text:style-name="P96"/>
      <text:p text:style-name="P41"><text:span text:style-name="Source_20_Text"><text:span text:style-name="T66">e) Edit existing remote</text:span></text:span></text:p>
      <text:p text:style-name="P41"><text:span text:style-name="Source_20_Text"><text:span text:style-name="T66">e/n/d/r/c/s/q&gt; <text:s text:c="2"/></text:span></text:span><text:span text:style-name="T47"><text:s text:c="3"/></text:span></text:p>
      <text:p text:style-name="P42"><text:span text:style-name="T86">e </text:span><text:span text:style-name="Source_20_Text"><text:span text:style-name="T90"></text:span></text:span></text:p>
      <text:p text:style-name="P96"/>
      <text:p text:style-name="P41"><text:span text:style-name="Source_20_Text"><text:span text:style-name="T66">Select remote.</text:span></text:span></text:p>
      <text:p text:style-name="P41"><text:span text:style-name="Source_20_Text"><text:span text:style-name="T66">1&gt;gdrive</text:span></text:span></text:p>
      <text:p text:style-name="P41"><text:span text:style-name="Source_20_Text"><text:span text:style-name="T66">remote&gt; </text:span></text:span><text:span text:style-name="T47"><text:s text:c="12"/></text:span></text:p>
      <text:p text:style-name="P42"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6"/>
      <text:p text:style-name="P41"><text:span text:style-name="Source_20_Text"><text:span text:style-name="T66">Option scope.</text:span></text:span></text:p>
      <text:p text:style-name="P41"><text:span text:style-name="Source_20_Text"><text:span text:style-name="T66">1 Full access</text:span></text:span></text:p>
      <text:p text:style-name="P119"><text:span text:style-name="Source_20_Text"><text:span text:style-name="T66">scope&gt;</text:span></text:span><text:span text:style-name="T47"> <text:s text:c="13"/></text:span></text:p>
      <text:p text:style-name="P42"><text:soft-page-break/><text:span text:style-name="T86">1</text:span><text:span text:style-name="Source_20_Text"><text:span text:style-name="T88"> </text:span></text:span><text:span text:style-name="Source_20_Text"><text:span text:style-name="T90"></text:span></text:span></text:p>
      <text:p text:style-name="P96"/>
      <text:p text:style-name="P41"><text:span text:style-name="Source_20_Text"><text:span text:style-name="T66">Edit advanced config?</text:span></text:span></text:p>
      <text:p text:style-name="P41"><text:span text:style-name="Source_20_Text"><text:span text:style-name="T66">y/n&gt;</text:span></text:span><text:span text:style-name="T47"> <text:s text:c="15"/></text:span></text:p>
      <text:p text:style-name="P43"><text:span text:style-name="T86">y </text:span><text:span text:style-name="Source_20_Text"><text:span text:style-name="T90"></text:span></text:span><text:span text:style-name="T46"> </text:span></text:p>
      <text:p text:style-name="P96"/>
      <text:p text:style-name="P41"><text:span text:style-name="Source_20_Text"><text:span text:style-name="T66">Use auto config?</text:span></text:span></text:p>
      <text:p text:style-name="P41"><text:span text:style-name="Source_20_Text"><text:span text:style-name="T66">y/n&gt; <text:s text:c="4"/></text:span></text:span><text:span text:style-name="T47"><text:s text:c="10"/></text:span><text:span text:style-name="T46"><text:s/></text:span></text:p>
      <text:p text:style-name="P43"><text:span text:style-name="T86">y </text:span><text:span text:style-name="Source_20_Text"><text:span text:style-name="T90"></text:span></text:span></text:p>
      <text:p text:style-name="P96"/>
      <text:p text:style-name="P41"><text:span text:style-name="Source_20_Text"><text:span text:style-name="T66">Keep this "gdrive" remote?</text:span></text:span></text:p>
      <text:p text:style-name="P41"><text:span text:style-name="Source_20_Text"><text:span text:style-name="T66">y/e/d&gt; <text:s/></text:span></text:span><text:span text:style-name="T47"><text:s text:c="12"/></text:span></text:p>
      <text:p text:style-name="P43"><text:span text:style-name="T86">y </text:span><text:span text:style-name="Source_20_Text"><text:span text:style-name="T90"></text:span></text:span></text:p>
      <text:p text:style-name="P88"><text:span text:style-name="Source_20_Text"/></text:p>
      <text:list text:continue-numbering="true" text:style-name="L1">
        <text:list-item>
          <text:h text:style-name="P132" text:outline-level="3"><text:bookmark-start text:name="baloo_file"/><text:span text:style-name="Heading_20_2_20_Char"><text:span text:style-name="T114">error kde:</text:span></text:span><text:span text:style-name="Heading_20_2_20_Char"><text:span text:style-name="T63"> </text:span></text:span><text:span text:style-name="Heading_20_2_20_Char"><text:span text:style-name="T110">baloo file</text:span></text:span><text:bookmark-end text:name="baloo_file"/></text:h>
        </text:list-item>
      </text:list>
      <text:p text:style-name="P44"><text:span text:style-name="Heading_20_2_20_Char"><text:span text:style-name="T110"/></text:span></text:p>
      <text:p text:style-name="P87"><text:span text:style-name="Source_20_Text"/></text:p>
      <text:list text:continue-numbering="true" text:style-name="L1">
        <text:list-item>
          <text:h text:style-name="P133" text:outline-level="3"><text:span text:style-name="Heading_20_2_20_Char"><text:span text:style-name="T112"/>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errores  KDE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76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42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50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59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7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67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84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93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3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8</text:page-number></text:span><text:span text:style-name="MT2"><text:s/>/</text:span><text:span text:style-name="MT3"> </text:span><text:span text:style-name="MT4"><text:page-count>8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3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35M2S</meta:editing-duration>
    <meta:editing-cycles>7</meta:editing-cycles>
    <dc:date>2025-03-14T04:03:38.899453513</dc:date>
    <meta:print-date>2025-03-12T07:42:15.385975302</meta:print-date>
    <meta:printed-by>Archivos PDF</meta:printed-by>
    <meta:document-statistic meta:table-count="5" meta:image-count="25" meta:object-count="0" meta:page-count="8" meta:paragraph-count="241" meta:word-count="1225" meta:character-count="8689" meta:non-whitespace-character-count="7412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